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126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547in"/>
    </style:style>
    <style:style style:name="co7" style:family="table-column">
      <style:table-column-properties fo:break-before="auto" style:column-width="0.752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6374in"/>
    </style:style>
    <style:style style:name="co10" style:family="table-column">
      <style:table-column-properties fo:break-before="auto" style:column-width="0.7209in"/>
    </style:style>
    <style:style style:name="co11" style:family="table-column">
      <style:table-column-properties fo:break-before="auto" style:column-width="0.472in"/>
    </style:style>
    <style:style style:name="co12" style:family="table-column">
      <style:table-column-properties fo:break-before="auto" style:column-width="0.5862in"/>
    </style:style>
    <style:style style:name="co13" style:family="table-column">
      <style:table-column-properties fo:break-before="auto" style:column-width="0.5028in"/>
    </style:style>
    <style:style style:name="co14" style:family="table-column">
      <style:table-column-properties fo:break-before="auto" style:column-width="0.8953in"/>
    </style:style>
    <style:style style:name="ro1" style:family="table-row">
      <style:table-row-properties style:row-height="0.26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 style:data-style-name="N0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08in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008in solid #000000" fo:border-left="0.0008in solid #000000" fo:border-right="none" fo:border-top="none"/>
    </style:style>
    <style:style style:name="ce1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0.0008in solid #000000" fo:border-left="none" fo:border-right="none" fo:border-top="none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order-left="none" fo:border-right="0.0008in solid #000000" fo:border-top="0.0008in solid #000000"/>
    </style:style>
    <style:style style:name="ce23" style:family="table-cell" style:parent-style-name="Default">
      <style:table-cell-properties fo:border-bottom="none" fo:border-left="none" fo:border-right="0.0008in solid #000000" fo:border-top="none"/>
    </style:style>
    <style:style style:name="ce2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1" style:family="table-cell" style:parent-style-name="Default" style:data-style-name="N2">
      <style:table-cell-properties fo:border-bottom="none" fo:border-left="none" fo:border-right="0.0008in solid #000000" fo:border-top="none"/>
    </style:style>
    <style:style style:name="ce32" style:family="table-cell" style:parent-style-name="Default" style:data-style-name="N2">
      <style:table-cell-properties fo:border-bottom="0.0008in solid #000000" fo:border-left="none" fo:border-right="0.0008in solid #000000" fo:border-top="none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36" style:family="table-cell" style:parent-style-name="Default" style:data-style-name="N2"/>
    <style:style style:name="ce37" style:family="table-cell" style:parent-style-name="Default" style:data-style-name="N2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Anonimo" table:style-name="ta1" table:print="false">
        <office:forms form:automatic-focus="false" form:apply-design-mode="false"/>
        <table:table-column table:style-name="co1" table:default-cell-style-name="ce10"/>
        <table:table-column table:style-name="co1" table:default-cell-style-name="ce19"/>
        <table:table-column table:style-name="co1" table:default-cell-style-name="ce26"/>
        <table:table-column table:style-name="co2" table:default-cell-style-name="ce10"/>
        <table:table-column table:style-name="co3" table:default-cell-style-name="ce31"/>
        <table:table-column table:style-name="co4" table:default-cell-style-name="ce10"/>
        <table:table-column table:style-name="co4" table:default-cell-style-name="ce19"/>
        <table:table-column table:style-name="co4" table:default-cell-style-name="ce36"/>
        <table:table-column table:style-name="co4" table:default-cell-style-name="ce31"/>
        <table:table-row table:style-name="ro1">
          <table:table-cell table:style-name="ce1" office:value-type="string">
            <text:p>Sint Wind calcolo velocita' anemometriche</text:p>
          </table:table-cell>
          <table:table-cell table:style-name="Default" table:number-columns-repeated="8"/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ce2" office:value-type="string">
            <text:p>Fclk = Freq. Di clock (Hz)</text:p>
          </table:table-cell>
          <table:table-cell table:style-name="ce14"/>
          <table:table-cell table:style-name="ce14" office:value-type="string">
            <text:p>Prsc. = Prescaler contatore</text:p>
          </table:table-cell>
          <table:table-cell table:style-name="ce14"/>
          <table:table-cell table:style-name="ce14" office:value-type="string">
            <text:p>t(Hz) = Freq. Contatore</text:p>
          </table:table-cell>
          <table:table-cell table:style-name="ce14"/>
          <table:table-cell table:style-name="ce14" office:value-type="string">
            <text:p>t(sec) = Durata di un ciclo in sec.</text:p>
          </table:table-cell>
          <table:table-cell table:style-name="ce14"/>
          <table:table-cell table:style-name="ce22"/>
        </table:table-row>
        <table:table-row table:style-name="ro2">
          <table:table-cell table:style-name="ce3" office:value-type="string">
            <text:p>Fclk</text:p>
          </table:table-cell>
          <table:table-cell table:style-name="ce15" office:value-type="string">
            <text:p>Prsc</text:p>
          </table:table-cell>
          <table:table-cell table:style-name="ce15" office:value-type="string">
            <text:p>t(Hz)</text:p>
          </table:table-cell>
          <table:table-cell table:style-name="ce15" office:value-type="string">
            <text:p>t(sec)</text:p>
          </table:table-cell>
          <table:table-cell table:style-name="Default" table:number-columns-repeated="4"/>
          <table:table-cell table:style-name="ce23"/>
        </table:table-row>
        <table:table-row table:style-name="ro2">
          <table:table-cell table:style-name="ce4" office:value-type="float" office:value="4000000">
            <text:p>4000000</text:p>
          </table:table-cell>
          <table:table-cell table:style-name="ce16" office:value-type="float" office:value="256">
            <text:p>256</text:p>
          </table:table-cell>
          <table:table-cell table:style-name="ce16" table:formula="oooc:=[.A5]/[.B5]/65535" office:value-type="float" office:value="0.238422217135882">
            <text:p>0,24</text:p>
          </table:table-cell>
          <table:table-cell table:style-name="ce16" table:formula="oooc:=1/[.C5]" office:value-type="float" office:value="4.19424">
            <text:p>4,19</text:p>
          </table:table-cell>
          <table:table-cell table:style-name="ce16" table:number-columns-repeated="4"/>
          <table:table-cell table:style-name="ce38"/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ce5" office:value-type="string">
            <text:p>Valori Rilevati In macchina su</text:p>
          </table:table-cell>
          <table:table-cell table:style-name="ce14"/>
          <table:table-cell table:style-name="ce22"/>
          <table:table-cell table:style-name="ce5" office:value-type="string">
            <text:p>Valori calcolati</text:p>
          </table:table-cell>
          <table:table-cell table:style-name="ce22"/>
          <table:table-cell table:style-name="ce5" office:value-type="string">
            <text:p>Simulazione anonima</text:p>
          </table:table-cell>
          <table:table-cell table:style-name="ce14" table:number-columns-repeated="2"/>
          <table:table-cell table:style-name="ce22"/>
        </table:table-row>
        <table:table-row table:style-name="ro2">
          <table:table-cell table:style-name="ce6" office:value-type="string">
            <text:p>anemometro anonimo e oscilloscopio</text:p>
          </table:table-cell>
          <table:table-cell table:style-name="Default"/>
          <table:table-cell table:style-name="ce23"/>
          <table:table-cell table:style-name="ce7"/>
          <table:table-cell table:style-name="ce23"/>
          <table:table-cell table:style-name="ce7"/>
          <table:table-cell table:style-name="Default" table:number-columns-repeated="2"/>
          <table:table-cell table:style-name="ce23"/>
        </table:table-row>
        <table:table-row table:style-name="ro2">
          <table:table-cell table:style-name="ce7" office:value-type="string">
            <text:p>t(ms) = millisecondi rilevati</text:p>
          </table:table-cell>
          <table:table-cell table:style-name="Default"/>
          <table:table-cell table:style-name="ce23"/>
          <table:table-cell table:style-name="ce7" office:value-type="string">
            <text:p>I/C = Impulsi x ciclo</text:p>
          </table:table-cell>
          <table:table-cell table:style-name="ce23"/>
          <table:table-cell table:style-name="ce7" office:value-type="string">
            <text:p>(IcKmh)M = Divisore di test</text:p>
          </table:table-cell>
          <table:table-cell table:style-name="Default" table:number-columns-repeated="2"/>
          <table:table-cell table:style-name="ce23"/>
        </table:table-row>
        <table:table-row table:style-name="ro2">
          <table:table-cell table:style-name="ce7" office:value-type="string">
            <text:p>Km/h = chilometri all'ora della vettura</text:p>
          </table:table-cell>
          <table:table-cell table:style-name="Default"/>
          <table:table-cell table:style-name="ce23"/>
          <table:table-cell table:style-name="ce7" office:value-type="string">
            <text:p>Ic/Kmh = Impulsi x ciclo / Km/h</text:p>
          </table:table-cell>
          <table:table-cell table:style-name="ce23"/>
          <table:table-cell table:style-name="ce7" office:value-type="string">
            <text:p>(I/C)M = Calcolo degli impulsi x cliclo con il nuovo divisore</text:p>
          </table:table-cell>
          <table:table-cell table:style-name="Default" table:number-columns-repeated="2"/>
          <table:table-cell table:style-name="ce23"/>
        </table:table-row>
        <table:table-row table:style-name="ro2">
          <table:table-cell table:style-name="ce7" office:value-type="string">
            <text:p>Hz = frequenza rilevata dall'oscilloscopio</text:p>
          </table:table-cell>
          <table:table-cell table:style-name="Default"/>
          <table:table-cell table:style-name="ce23"/>
          <table:table-cell table:style-name="ce7"/>
          <table:table-cell table:style-name="ce23"/>
          <table:table-cell table:style-name="ce7" office:value-type="string">
            <text:p>(Km/h)M = Velocita' teorica calcolata</text:p>
          </table:table-cell>
          <table:table-cell table:style-name="Default" table:number-columns-repeated="2"/>
          <table:table-cell table:style-name="ce23"/>
        </table:table-row>
        <table:table-row table:style-name="ro2">
          <table:table-cell table:style-name="ce7"/>
          <table:table-cell table:style-name="Default"/>
          <table:table-cell table:style-name="ce23"/>
          <table:table-cell table:style-name="ce7"/>
          <table:table-cell table:style-name="ce23"/>
          <table:table-cell table:style-name="ce7" office:value-type="string">
            <text:p>Diff = differenza dalla simulazione alla vera</text:p>
          </table:table-cell>
          <table:table-cell table:style-name="ce34" table:number-columns-repeated="2"/>
          <table:table-cell table:style-name="ce23"/>
        </table:table-row>
        <table:table-row table:style-name="ro2">
          <table:table-cell table:style-name="ce7"/>
          <table:table-cell table:style-name="Default"/>
          <table:table-cell table:style-name="ce23"/>
          <table:table-cell table:style-name="ce7"/>
          <table:table-cell table:style-name="ce23"/>
          <table:table-cell table:style-name="ce7"/>
          <table:table-cell table:style-name="Default" table:number-columns-repeated="2"/>
          <table:table-cell table:style-name="ce23"/>
        </table:table-row>
        <table:table-row table:style-name="ro2">
          <table:table-cell table:style-name="ce8" office:value-type="string">
            <text:p>t(ms)</text:p>
          </table:table-cell>
          <table:table-cell table:style-name="ce17" office:value-type="string">
            <text:p>km/h</text:p>
          </table:table-cell>
          <table:table-cell table:style-name="ce24" office:value-type="string">
            <text:p>Hz</text:p>
          </table:table-cell>
          <table:table-cell table:style-name="ce3" office:value-type="string">
            <text:p>I/C</text:p>
          </table:table-cell>
          <table:table-cell table:style-name="ce30" office:value-type="string">
            <text:p>Ic/Kmh</text:p>
          </table:table-cell>
          <table:table-cell table:style-name="ce3" office:value-type="string">
            <text:p>(IcKmh)M</text:p>
          </table:table-cell>
          <table:table-cell table:style-name="ce15" office:value-type="string">
            <text:p>(I/C)M</text:p>
          </table:table-cell>
          <table:table-cell table:style-name="ce15" office:value-type="string">
            <text:p>(Km/h)M</text:p>
          </table:table-cell>
          <table:table-cell table:style-name="ce30" office:value-type="string">
            <text:p>Diff</text:p>
          </table:table-cell>
        </table:table-row>
        <table:table-row table:style-name="ro2">
          <table:table-cell table:style-name="ce9"/>
          <table:table-cell table:style-name="ce18"/>
          <table:table-cell table:style-name="ce25"/>
          <table:table-cell table:style-name="ce7"/>
          <table:table-cell table:style-name="ce23"/>
          <table:table-cell table:style-name="ce7"/>
          <table:table-cell table:style-name="Default" table:number-columns-repeated="2"/>
          <table:table-cell table:style-name="ce23"/>
        </table:table-row>
        <table:table-row table:style-name="ro2">
          <table:table-cell office:value-type="float" office:value="400">
            <text:p>400,00</text:p>
          </table:table-cell>
          <table:table-cell office:value-type="float" office:value="4">
            <text:p>4,00</text:p>
          </table:table-cell>
          <table:table-cell table:formula="oooc:=1000/[.A16]" office:value-type="float" office:value="2.5">
            <text:p>2,50</text:p>
          </table:table-cell>
          <table:table-cell table:formula="oooc:=TRUNC([.C16]*[.$D$5];0)" office:value-type="float" office:value="10">
            <text:p>10,00</text:p>
          </table:table-cell>
          <table:table-cell table:formula="oooc:=[.D16]/[.B16]" office:value-type="float" office:value="2.5">
            <text:p>2,50</text:p>
          </table:table-cell>
          <table:table-cell office:value-type="float" office:value="2.7">
            <text:p>2,70</text:p>
          </table:table-cell>
          <table:table-cell table:formula="oooc:=[.F16]*[.B16]" office:value-type="float" office:value="10.8">
            <text:p>10,80</text:p>
          </table:table-cell>
          <table:table-cell table:formula="oooc:=[.D16]/[.F16]" office:value-type="float" office:value="3.7037037037037">
            <text:p>3,70</text:p>
          </table:table-cell>
          <table:table-cell table:formula="oooc:=[.B16]-[.H16]" office:value-type="float" office:value="0.296296296296297">
            <text:p>0,30</text:p>
          </table:table-cell>
        </table:table-row>
        <table:table-row table:style-name="ro2">
          <table:table-cell office:value-type="float" office:value="350">
            <text:p>350,00</text:p>
          </table:table-cell>
          <table:table-cell office:value-type="float" office:value="5">
            <text:p>5,00</text:p>
          </table:table-cell>
          <table:table-cell table:formula="oooc:=1000/[.A17]" office:value-type="float" office:value="2.85714285714286">
            <text:p>2,86</text:p>
          </table:table-cell>
          <table:table-cell table:formula="oooc:=TRUNC([.C17]*[.$D$5];0)" office:value-type="float" office:value="11">
            <text:p>11,00</text:p>
          </table:table-cell>
          <table:table-cell table:formula="oooc:=[.D17]/[.B17]" office:value-type="float" office:value="2.2">
            <text:p>2,20</text:p>
          </table:table-cell>
          <table:table-cell office:value-type="float" office:value="2.7">
            <text:p>2,70</text:p>
          </table:table-cell>
          <table:table-cell table:formula="oooc:=[.F17]*[.B17]" office:value-type="float" office:value="13.5">
            <text:p>13,50</text:p>
          </table:table-cell>
          <table:table-cell table:formula="oooc:=[.D17]/[.F17]" office:value-type="float" office:value="4.07407407407407">
            <text:p>4,07</text:p>
          </table:table-cell>
          <table:table-cell table:formula="oooc:=[.B17]-[.H17]" office:value-type="float" office:value="0.925925925925927">
            <text:p>0,93</text:p>
          </table:table-cell>
        </table:table-row>
        <table:table-row table:style-name="ro2">
          <table:table-cell office:value-type="float" office:value="300">
            <text:p>300,00</text:p>
          </table:table-cell>
          <table:table-cell office:value-type="float" office:value="6">
            <text:p>6,00</text:p>
          </table:table-cell>
          <table:table-cell table:formula="oooc:=1000/[.A18]" office:value-type="float" office:value="3.33333333333333">
            <text:p>3,33</text:p>
          </table:table-cell>
          <table:table-cell table:formula="oooc:=TRUNC([.C18]*[.$D$5];0)" office:value-type="float" office:value="13">
            <text:p>13,00</text:p>
          </table:table-cell>
          <table:table-cell table:formula="oooc:=[.D18]/[.B18]" office:value-type="float" office:value="2.16666666666667">
            <text:p>2,17</text:p>
          </table:table-cell>
          <table:table-cell office:value-type="float" office:value="2.7">
            <text:p>2,70</text:p>
          </table:table-cell>
          <table:table-cell table:formula="oooc:=[.F18]*[.B18]" office:value-type="float" office:value="16.2">
            <text:p>16,20</text:p>
          </table:table-cell>
          <table:table-cell table:formula="oooc:=[.D18]/[.F18]" office:value-type="float" office:value="4.81481481481482">
            <text:p>4,81</text:p>
          </table:table-cell>
          <table:table-cell table:formula="oooc:=[.B18]-[.H18]" office:value-type="float" office:value="1.18518518518519">
            <text:p>1,19</text:p>
          </table:table-cell>
        </table:table-row>
        <table:table-row table:style-name="ro2">
          <table:table-cell office:value-type="float" office:value="250">
            <text:p>250,00</text:p>
          </table:table-cell>
          <table:table-cell office:value-type="float" office:value="7">
            <text:p>7,00</text:p>
          </table:table-cell>
          <table:table-cell table:formula="oooc:=1000/[.A19]" office:value-type="float" office:value="4">
            <text:p>4,00</text:p>
          </table:table-cell>
          <table:table-cell table:formula="oooc:=TRUNC([.C19]*[.$D$5];0)" office:value-type="float" office:value="16">
            <text:p>16,00</text:p>
          </table:table-cell>
          <table:table-cell table:formula="oooc:=[.D19]/[.B19]" office:value-type="float" office:value="2.28571428571429">
            <text:p>2,29</text:p>
          </table:table-cell>
          <table:table-cell office:value-type="float" office:value="2.7">
            <text:p>2,70</text:p>
          </table:table-cell>
          <table:table-cell table:formula="oooc:=[.F19]*[.B19]" office:value-type="float" office:value="18.9">
            <text:p>18,90</text:p>
          </table:table-cell>
          <table:table-cell table:formula="oooc:=[.D19]/[.F19]" office:value-type="float" office:value="5.92592592592593">
            <text:p>5,93</text:p>
          </table:table-cell>
          <table:table-cell table:formula="oooc:=[.B19]-[.H19]" office:value-type="float" office:value="1.07407407407407">
            <text:p>1,07</text:p>
          </table:table-cell>
        </table:table-row>
        <table:table-row table:style-name="ro2">
          <table:table-cell office:value-type="float" office:value="200">
            <text:p>200,00</text:p>
          </table:table-cell>
          <table:table-cell office:value-type="float" office:value="8">
            <text:p>8,00</text:p>
          </table:table-cell>
          <table:table-cell table:formula="oooc:=1000/[.A20]" office:value-type="float" office:value="5">
            <text:p>5,00</text:p>
          </table:table-cell>
          <table:table-cell table:formula="oooc:=TRUNC([.C20]*[.$D$5];0)" office:value-type="float" office:value="20">
            <text:p>20,00</text:p>
          </table:table-cell>
          <table:table-cell table:formula="oooc:=[.D20]/[.B20]" office:value-type="float" office:value="2.5">
            <text:p>2,50</text:p>
          </table:table-cell>
          <table:table-cell office:value-type="float" office:value="2.7">
            <text:p>2,70</text:p>
          </table:table-cell>
          <table:table-cell table:formula="oooc:=[.F20]*[.B20]" office:value-type="float" office:value="21.6">
            <text:p>21,60</text:p>
          </table:table-cell>
          <table:table-cell table:formula="oooc:=[.D20]/[.F20]" office:value-type="float" office:value="7.40740740740741">
            <text:p>7,41</text:p>
          </table:table-cell>
          <table:table-cell table:formula="oooc:=[.B20]-[.H20]" office:value-type="float" office:value="0.592592592592593">
            <text:p>0,59</text:p>
          </table:table-cell>
        </table:table-row>
        <table:table-row table:style-name="ro2">
          <table:table-cell office:value-type="float" office:value="175">
            <text:p>175,00</text:p>
          </table:table-cell>
          <table:table-cell office:value-type="float" office:value="10">
            <text:p>10,00</text:p>
          </table:table-cell>
          <table:table-cell table:formula="oooc:=1000/[.A21]" office:value-type="float" office:value="5.71428571428571">
            <text:p>5,71</text:p>
          </table:table-cell>
          <table:table-cell table:formula="oooc:=TRUNC([.C21]*[.$D$5];0)" office:value-type="float" office:value="23">
            <text:p>23,00</text:p>
          </table:table-cell>
          <table:table-cell table:formula="oooc:=[.D21]/[.B21]" office:value-type="float" office:value="2.3">
            <text:p>2,30</text:p>
          </table:table-cell>
          <table:table-cell office:value-type="float" office:value="2.7">
            <text:p>2,70</text:p>
          </table:table-cell>
          <table:table-cell table:formula="oooc:=[.F21]*[.B21]" office:value-type="float" office:value="27">
            <text:p>27,00</text:p>
          </table:table-cell>
          <table:table-cell table:formula="oooc:=[.D21]/[.F21]" office:value-type="float" office:value="8.51851851851852">
            <text:p>8,52</text:p>
          </table:table-cell>
          <table:table-cell table:formula="oooc:=[.B21]-[.H21]" office:value-type="float" office:value="1.48148148148148">
            <text:p>1,48</text:p>
          </table:table-cell>
        </table:table-row>
        <table:table-row table:style-name="ro2">
          <table:table-cell office:value-type="float" office:value="150">
            <text:p>150,00</text:p>
          </table:table-cell>
          <table:table-cell office:value-type="float" office:value="11">
            <text:p>11,00</text:p>
          </table:table-cell>
          <table:table-cell table:formula="oooc:=1000/[.A22]" office:value-type="float" office:value="6.66666666666667">
            <text:p>6,67</text:p>
          </table:table-cell>
          <table:table-cell table:formula="oooc:=TRUNC([.C22]*[.$D$5];0)" office:value-type="float" office:value="27">
            <text:p>27,00</text:p>
          </table:table-cell>
          <table:table-cell table:formula="oooc:=[.D22]/[.B22]" office:value-type="float" office:value="2.45454545454545">
            <text:p>2,45</text:p>
          </table:table-cell>
          <table:table-cell office:value-type="float" office:value="2.7">
            <text:p>2,70</text:p>
          </table:table-cell>
          <table:table-cell table:formula="oooc:=[.F22]*[.B22]" office:value-type="float" office:value="29.7">
            <text:p>29,70</text:p>
          </table:table-cell>
          <table:table-cell table:formula="oooc:=[.D22]/[.F22]" office:value-type="float" office:value="10">
            <text:p>10,00</text:p>
          </table:table-cell>
          <table:table-cell table:formula="oooc:=[.B22]-[.H22]" office:value-type="float" office:value="1">
            <text:p>1,00</text:p>
          </table:table-cell>
        </table:table-row>
        <table:table-row table:style-name="ro2">
          <table:table-cell office:value-type="float" office:value="125">
            <text:p>125,00</text:p>
          </table:table-cell>
          <table:table-cell office:value-type="float" office:value="12">
            <text:p>12,00</text:p>
          </table:table-cell>
          <table:table-cell table:formula="oooc:=1000/[.A23]" office:value-type="float" office:value="8">
            <text:p>8,00</text:p>
          </table:table-cell>
          <table:table-cell table:formula="oooc:=TRUNC([.C23]*[.$D$5];0)" office:value-type="float" office:value="33">
            <text:p>33,00</text:p>
          </table:table-cell>
          <table:table-cell table:formula="oooc:=[.D23]/[.B23]" office:value-type="float" office:value="2.75">
            <text:p>2,75</text:p>
          </table:table-cell>
          <table:table-cell office:value-type="float" office:value="2.7">
            <text:p>2,70</text:p>
          </table:table-cell>
          <table:table-cell table:formula="oooc:=[.F23]*[.B23]" office:value-type="float" office:value="32.4">
            <text:p>32,40</text:p>
          </table:table-cell>
          <table:table-cell table:formula="oooc:=[.D23]/[.F23]" office:value-type="float" office:value="12.2222222222222">
            <text:p>12,22</text:p>
          </table:table-cell>
          <table:table-cell table:formula="oooc:=[.B23]-[.H23]" office:value-type="float" office:value="-0.222222222222221">
            <text:p>-0,22</text:p>
          </table:table-cell>
        </table:table-row>
        <table:table-row table:style-name="ro2">
          <table:table-cell office:value-type="float" office:value="100">
            <text:p>100,00</text:p>
          </table:table-cell>
          <table:table-cell office:value-type="float" office:value="15">
            <text:p>15,00</text:p>
          </table:table-cell>
          <table:table-cell table:formula="oooc:=1000/[.A24]" office:value-type="float" office:value="10">
            <text:p>10,00</text:p>
          </table:table-cell>
          <table:table-cell table:formula="oooc:=TRUNC([.C24]*[.$D$5];0)" office:value-type="float" office:value="41">
            <text:p>41,00</text:p>
          </table:table-cell>
          <table:table-cell table:formula="oooc:=[.D24]/[.B24]" office:value-type="float" office:value="2.73333333333333">
            <text:p>2,73</text:p>
          </table:table-cell>
          <table:table-cell office:value-type="float" office:value="2.7">
            <text:p>2,70</text:p>
          </table:table-cell>
          <table:table-cell table:formula="oooc:=[.F24]*[.B24]" office:value-type="float" office:value="40.5">
            <text:p>40,50</text:p>
          </table:table-cell>
          <table:table-cell table:formula="oooc:=[.D24]/[.F24]" office:value-type="float" office:value="15.1851851851852">
            <text:p>15,19</text:p>
          </table:table-cell>
          <table:table-cell table:formula="oooc:=[.B24]-[.H24]" office:value-type="float" office:value="-0.185185185185183">
            <text:p>-0,19</text:p>
          </table:table-cell>
        </table:table-row>
        <table:table-row table:style-name="ro2">
          <table:table-cell office:value-type="float" office:value="80">
            <text:p>80,00</text:p>
          </table:table-cell>
          <table:table-cell office:value-type="float" office:value="20">
            <text:p>20,00</text:p>
          </table:table-cell>
          <table:table-cell table:formula="oooc:=1000/[.A25]" office:value-type="float" office:value="12.5">
            <text:p>12,50</text:p>
          </table:table-cell>
          <table:table-cell table:formula="oooc:=TRUNC([.C25]*[.$D$5];0)" office:value-type="float" office:value="52">
            <text:p>52,00</text:p>
          </table:table-cell>
          <table:table-cell table:formula="oooc:=[.D25]/[.B25]" office:value-type="float" office:value="2.6">
            <text:p>2,60</text:p>
          </table:table-cell>
          <table:table-cell office:value-type="float" office:value="2.7">
            <text:p>2,70</text:p>
          </table:table-cell>
          <table:table-cell table:formula="oooc:=[.F25]*[.B25]" office:value-type="float" office:value="54">
            <text:p>54,00</text:p>
          </table:table-cell>
          <table:table-cell table:formula="oooc:=[.D25]/[.F25]" office:value-type="float" office:value="19.2592592592593">
            <text:p>19,26</text:p>
          </table:table-cell>
          <table:table-cell table:formula="oooc:=[.B25]-[.H25]" office:value-type="float" office:value="0.740740740740741">
            <text:p>0,74</text:p>
          </table:table-cell>
        </table:table-row>
        <table:table-row table:style-name="ro2">
          <table:table-cell office:value-type="float" office:value="60">
            <text:p>60,00</text:p>
          </table:table-cell>
          <table:table-cell office:value-type="float" office:value="25">
            <text:p>25,00</text:p>
          </table:table-cell>
          <table:table-cell table:formula="oooc:=1000/[.A26]" office:value-type="float" office:value="16.6666666666667">
            <text:p>16,67</text:p>
          </table:table-cell>
          <table:table-cell table:formula="oooc:=TRUNC([.C26]*[.$D$5];0)" office:value-type="float" office:value="69">
            <text:p>69,00</text:p>
          </table:table-cell>
          <table:table-cell table:formula="oooc:=[.D26]/[.B26]" office:value-type="float" office:value="2.76">
            <text:p>2,76</text:p>
          </table:table-cell>
          <table:table-cell office:value-type="float" office:value="2.7">
            <text:p>2,70</text:p>
          </table:table-cell>
          <table:table-cell table:formula="oooc:=[.F26]*[.B26]" office:value-type="float" office:value="67.5">
            <text:p>67,50</text:p>
          </table:table-cell>
          <table:table-cell table:formula="oooc:=[.D26]/[.F26]" office:value-type="float" office:value="25.5555555555556">
            <text:p>25,56</text:p>
          </table:table-cell>
          <table:table-cell table:formula="oooc:=[.B26]-[.H26]" office:value-type="float" office:value="-0.555555555555554">
            <text:p>-0,56</text:p>
          </table:table-cell>
        </table:table-row>
        <table:table-row table:style-name="ro2">
          <table:table-cell table:number-columns-repeated="2" office:value-type="float" office:value="40">
            <text:p>40,00</text:p>
          </table:table-cell>
          <table:table-cell table:formula="oooc:=1000/[.A27]" office:value-type="float" office:value="25">
            <text:p>25,00</text:p>
          </table:table-cell>
          <table:table-cell table:formula="oooc:=TRUNC([.C27]*[.$D$5];0)" office:value-type="float" office:value="104">
            <text:p>104,00</text:p>
          </table:table-cell>
          <table:table-cell table:formula="oooc:=[.D27]/[.B27]" office:value-type="float" office:value="2.6">
            <text:p>2,60</text:p>
          </table:table-cell>
          <table:table-cell office:value-type="float" office:value="2.7">
            <text:p>2,70</text:p>
          </table:table-cell>
          <table:table-cell table:formula="oooc:=[.F27]*[.B27]" office:value-type="float" office:value="108">
            <text:p>108,00</text:p>
          </table:table-cell>
          <table:table-cell table:formula="oooc:=[.D27]/[.F27]" office:value-type="float" office:value="38.5185185185185">
            <text:p>38,52</text:p>
          </table:table-cell>
          <table:table-cell table:formula="oooc:=[.B27]-[.H27]" office:value-type="float" office:value="1.48148148148148">
            <text:p>1,48</text:p>
          </table:table-cell>
        </table:table-row>
        <table:table-row table:style-name="ro2">
          <table:table-cell office:value-type="float" office:value="30">
            <text:p>30,00</text:p>
          </table:table-cell>
          <table:table-cell office:value-type="float" office:value="50">
            <text:p>50,00</text:p>
          </table:table-cell>
          <table:table-cell table:formula="oooc:=1000/[.A28]" office:value-type="float" office:value="33.3333333333333">
            <text:p>33,33</text:p>
          </table:table-cell>
          <table:table-cell table:formula="oooc:=TRUNC([.C28]*[.$D$5];0)" office:value-type="float" office:value="139">
            <text:p>139,00</text:p>
          </table:table-cell>
          <table:table-cell table:formula="oooc:=[.D28]/[.B28]" office:value-type="float" office:value="2.78">
            <text:p>2,78</text:p>
          </table:table-cell>
          <table:table-cell office:value-type="float" office:value="2.7">
            <text:p>2,70</text:p>
          </table:table-cell>
          <table:table-cell table:formula="oooc:=[.F28]*[.B28]" office:value-type="float" office:value="135">
            <text:p>135,00</text:p>
          </table:table-cell>
          <table:table-cell table:formula="oooc:=[.D28]/[.F28]" office:value-type="float" office:value="51.4814814814815">
            <text:p>51,48</text:p>
          </table:table-cell>
          <table:table-cell table:formula="oooc:=[.B28]-[.H28]" office:value-type="float" office:value="-1.48148148148148">
            <text:p>-1,48</text:p>
          </table:table-cell>
        </table:table-row>
        <table:table-row table:style-name="ro2">
          <table:table-cell office:value-type="float" office:value="25">
            <text:p>25,00</text:p>
          </table:table-cell>
          <table:table-cell office:value-type="float" office:value="55">
            <text:p>55,00</text:p>
          </table:table-cell>
          <table:table-cell table:formula="oooc:=1000/[.A29]" office:value-type="float" office:value="40">
            <text:p>40,00</text:p>
          </table:table-cell>
          <table:table-cell table:formula="oooc:=TRUNC([.C29]*[.$D$5];0)" office:value-type="float" office:value="167">
            <text:p>167,00</text:p>
          </table:table-cell>
          <table:table-cell table:formula="oooc:=[.D29]/[.B29]" office:value-type="float" office:value="3.03636363636364">
            <text:p>3,04</text:p>
          </table:table-cell>
          <table:table-cell office:value-type="float" office:value="3">
            <text:p>3,00</text:p>
          </table:table-cell>
          <table:table-cell table:formula="oooc:=[.F29]*[.B29]" office:value-type="float" office:value="165">
            <text:p>165,00</text:p>
          </table:table-cell>
          <table:table-cell table:formula="oooc:=[.D29]/[.F29]" office:value-type="float" office:value="55.6666666666667">
            <text:p>55,67</text:p>
          </table:table-cell>
          <table:table-cell table:formula="oooc:=[.B29]-[.H29]" office:value-type="float" office:value="-0.666666666666664">
            <text:p>-0,67</text:p>
          </table:table-cell>
        </table:table-row>
        <table:table-row table:style-name="ro2">
          <table:table-cell office:value-type="float" office:value="20">
            <text:p>20,00</text:p>
          </table:table-cell>
          <table:table-cell office:value-type="float" office:value="60">
            <text:p>60,00</text:p>
          </table:table-cell>
          <table:table-cell table:formula="oooc:=1000/[.A30]" office:value-type="float" office:value="50">
            <text:p>50,00</text:p>
          </table:table-cell>
          <table:table-cell table:formula="oooc:=TRUNC([.C30]*[.$D$5];0)" office:value-type="float" office:value="209">
            <text:p>209,00</text:p>
          </table:table-cell>
          <table:table-cell table:formula="oooc:=[.D30]/[.B30]" office:value-type="float" office:value="3.48333333333333">
            <text:p>3,48</text:p>
          </table:table-cell>
          <table:table-cell office:value-type="float" office:value="3.5">
            <text:p>3,50</text:p>
          </table:table-cell>
          <table:table-cell table:formula="oooc:=[.F30]*[.B30]" office:value-type="float" office:value="210">
            <text:p>210,00</text:p>
          </table:table-cell>
          <table:table-cell table:formula="oooc:=[.D30]/[.F30]" office:value-type="float" office:value="59.7142857142857">
            <text:p>59,71</text:p>
          </table:table-cell>
          <table:table-cell table:formula="oooc:=[.B30]-[.H30]" office:value-type="float" office:value="0.285714285714285">
            <text:p>0,29</text:p>
          </table:table-cell>
        </table:table-row>
        <table:table-row table:style-name="ro2">
          <table:table-cell table:style-name="ce11" office:value-type="float" office:value="10">
            <text:p>10,00</text:p>
          </table:table-cell>
          <table:table-cell table:style-name="ce20" office:value-type="float" office:value="70">
            <text:p>70,00</text:p>
          </table:table-cell>
          <table:table-cell table:style-name="ce27" table:formula="oooc:=1000/[.A31]" office:value-type="float" office:value="100">
            <text:p>100,00</text:p>
          </table:table-cell>
          <table:table-cell table:style-name="ce11" table:formula="oooc:=TRUNC([.C31]*[.$D$5];0)" office:value-type="float" office:value="419">
            <text:p>419,00</text:p>
          </table:table-cell>
          <table:table-cell table:style-name="ce32" table:formula="oooc:=[.D31]/[.B31]" office:value-type="float" office:value="5.98571428571429">
            <text:p>5,99</text:p>
          </table:table-cell>
          <table:table-cell table:style-name="ce11" office:value-type="float" office:value="6">
            <text:p>6,00</text:p>
          </table:table-cell>
          <table:table-cell table:style-name="ce20" table:formula="oooc:=[.F31]*[.B31]" office:value-type="float" office:value="420">
            <text:p>420,00</text:p>
          </table:table-cell>
          <table:table-cell table:style-name="ce37" table:formula="oooc:=[.D31]/[.F31]" office:value-type="float" office:value="69.8333333333333">
            <text:p>69,83</text:p>
          </table:table-cell>
          <table:table-cell table:style-name="ce32" table:formula="oooc:=[.B31]-[.H31]" office:value-type="float" office:value="0.166666666666671">
            <text:p>0,17</text:p>
          </table:table-cell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ce5" office:value-type="string">
            <text:p>Simulazione sensore Davis</text:p>
          </table:table-cell>
          <table:table-cell table:style-name="ce14" table:number-columns-repeated="7"/>
          <table:table-cell table:style-name="ce22"/>
        </table:table-row>
        <table:table-row table:style-name="ro2">
          <table:table-cell table:style-name="ce12" office:value-type="string">
            <text:p>Supponendo come sopra, ma con frequenza in uscita ½ del sensore anonimo</text:p>
          </table:table-cell>
          <table:table-cell table:style-name="ce16" table:number-columns-repeated="7"/>
          <table:table-cell table:style-name="ce38"/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ce13" office:value-type="string">
            <text:p>t(ms)</text:p>
          </table:table-cell>
          <table:table-cell table:style-name="ce21" office:value-type="string">
            <text:p>km/h</text:p>
          </table:table-cell>
          <table:table-cell table:style-name="ce28" office:value-type="string">
            <text:p>Hz</text:p>
          </table:table-cell>
          <table:table-cell table:style-name="ce29" office:value-type="string">
            <text:p>I/C</text:p>
          </table:table-cell>
          <table:table-cell table:style-name="ce33" office:value-type="string">
            <text:p>Ic/Kmh</text:p>
          </table:table-cell>
          <table:table-cell table:style-name="ce29" office:value-type="string">
            <text:p>(IcKmh)M</text:p>
          </table:table-cell>
          <table:table-cell table:style-name="ce35" office:value-type="string">
            <text:p>(I/C)M</text:p>
          </table:table-cell>
          <table:table-cell table:style-name="ce35" office:value-type="string">
            <text:p>(Km/h)M</text:p>
          </table:table-cell>
          <table:table-cell table:style-name="ce33" office:value-type="string">
            <text:p>Diff</text:p>
          </table:table-cell>
        </table:table-row>
        <table:table-row table:style-name="ro2">
          <table:table-cell table:style-name="ce9"/>
          <table:table-cell table:style-name="ce18"/>
          <table:table-cell table:style-name="ce25"/>
          <table:table-cell table:style-name="ce7"/>
          <table:table-cell table:style-name="ce23"/>
          <table:table-cell table:style-name="ce7"/>
          <table:table-cell table:style-name="Default" table:number-columns-repeated="2"/>
          <table:table-cell table:style-name="ce23"/>
        </table:table-row>
        <table:table-row table:style-name="ro2">
          <table:table-cell table:formula="oooc:=[.A16]*2" office:value-type="float" office:value="800">
            <text:p>800,00</text:p>
          </table:table-cell>
          <table:table-cell office:value-type="float" office:value="4">
            <text:p>4,00</text:p>
          </table:table-cell>
          <table:table-cell table:formula="oooc:=1000/[.A38]" office:value-type="float" office:value="1.25">
            <text:p>1,25</text:p>
          </table:table-cell>
          <table:table-cell table:formula="oooc:=TRUNC([.C38]*[.$D$5];0)" office:value-type="float" office:value="5">
            <text:p>5,00</text:p>
          </table:table-cell>
          <table:table-cell table:formula="oooc:=[.D38]/[.B38]" office:value-type="float" office:value="1.25">
            <text:p>1,25</text:p>
          </table:table-cell>
          <table:table-cell table:formula="oooc:=[.F16]/2" office:value-type="float" office:value="1.35">
            <text:p>1,35</text:p>
          </table:table-cell>
          <table:table-cell table:formula="oooc:=[.F38]*[.B38]" office:value-type="float" office:value="5.4">
            <text:p>5,40</text:p>
          </table:table-cell>
          <table:table-cell table:formula="oooc:=[.D38]/[.F38]" office:value-type="float" office:value="3.7037037037037">
            <text:p>3,70</text:p>
          </table:table-cell>
          <table:table-cell table:formula="oooc:=[.B38]-[.H38]" office:value-type="float" office:value="0.296296296296297">
            <text:p>0,30</text:p>
          </table:table-cell>
        </table:table-row>
        <table:table-row table:style-name="ro2">
          <table:table-cell table:formula="oooc:=[.A17]*2" office:value-type="float" office:value="700">
            <text:p>700,00</text:p>
          </table:table-cell>
          <table:table-cell office:value-type="float" office:value="5">
            <text:p>5,00</text:p>
          </table:table-cell>
          <table:table-cell table:formula="oooc:=1000/[.A39]" office:value-type="float" office:value="1.42857142857143">
            <text:p>1,43</text:p>
          </table:table-cell>
          <table:table-cell table:formula="oooc:=TRUNC([.C39]*[.$D$5];0)" office:value-type="float" office:value="5">
            <text:p>5,00</text:p>
          </table:table-cell>
          <table:table-cell table:formula="oooc:=[.D39]/[.B39]" office:value-type="float" office:value="1">
            <text:p>1,00</text:p>
          </table:table-cell>
          <table:table-cell table:formula="oooc:=[.F17]/2" office:value-type="float" office:value="1.35">
            <text:p>1,35</text:p>
          </table:table-cell>
          <table:table-cell table:formula="oooc:=[.F39]*[.B39]" office:value-type="float" office:value="6.75">
            <text:p>6,75</text:p>
          </table:table-cell>
          <table:table-cell table:formula="oooc:=[.D39]/[.F39]" office:value-type="float" office:value="3.7037037037037">
            <text:p>3,70</text:p>
          </table:table-cell>
          <table:table-cell table:formula="oooc:=[.B39]-[.H39]" office:value-type="float" office:value="1.2962962962963">
            <text:p>1,30</text:p>
          </table:table-cell>
        </table:table-row>
        <table:table-row table:style-name="ro2">
          <table:table-cell table:formula="oooc:=[.A18]*2" office:value-type="float" office:value="600">
            <text:p>600,00</text:p>
          </table:table-cell>
          <table:table-cell office:value-type="float" office:value="6">
            <text:p>6,00</text:p>
          </table:table-cell>
          <table:table-cell table:formula="oooc:=1000/[.A40]" office:value-type="float" office:value="1.66666666666667">
            <text:p>1,67</text:p>
          </table:table-cell>
          <table:table-cell table:formula="oooc:=TRUNC([.C40]*[.$D$5];0)" office:value-type="float" office:value="6">
            <text:p>6,00</text:p>
          </table:table-cell>
          <table:table-cell table:formula="oooc:=[.D40]/[.B40]" office:value-type="float" office:value="1">
            <text:p>1,00</text:p>
          </table:table-cell>
          <table:table-cell table:formula="oooc:=[.F18]/2" office:value-type="float" office:value="1.35">
            <text:p>1,35</text:p>
          </table:table-cell>
          <table:table-cell table:formula="oooc:=[.F40]*[.B40]" office:value-type="float" office:value="8.1">
            <text:p>8,10</text:p>
          </table:table-cell>
          <table:table-cell table:formula="oooc:=[.D40]/[.F40]" office:value-type="float" office:value="4.44444444444444">
            <text:p>4,44</text:p>
          </table:table-cell>
          <table:table-cell table:formula="oooc:=[.B40]-[.H40]" office:value-type="float" office:value="1.55555555555556">
            <text:p>1,56</text:p>
          </table:table-cell>
        </table:table-row>
        <table:table-row table:style-name="ro2">
          <table:table-cell table:formula="oooc:=[.A19]*2" office:value-type="float" office:value="500">
            <text:p>500,00</text:p>
          </table:table-cell>
          <table:table-cell office:value-type="float" office:value="7">
            <text:p>7,00</text:p>
          </table:table-cell>
          <table:table-cell table:formula="oooc:=1000/[.A41]" office:value-type="float" office:value="2">
            <text:p>2,00</text:p>
          </table:table-cell>
          <table:table-cell table:formula="oooc:=TRUNC([.C41]*[.$D$5];0)" office:value-type="float" office:value="8">
            <text:p>8,00</text:p>
          </table:table-cell>
          <table:table-cell table:formula="oooc:=[.D41]/[.B41]" office:value-type="float" office:value="1.14285714285714">
            <text:p>1,14</text:p>
          </table:table-cell>
          <table:table-cell table:formula="oooc:=[.F19]/2" office:value-type="float" office:value="1.35">
            <text:p>1,35</text:p>
          </table:table-cell>
          <table:table-cell table:formula="oooc:=[.F41]*[.B41]" office:value-type="float" office:value="9.45">
            <text:p>9,45</text:p>
          </table:table-cell>
          <table:table-cell table:formula="oooc:=[.D41]/[.F41]" office:value-type="float" office:value="5.92592592592593">
            <text:p>5,93</text:p>
          </table:table-cell>
          <table:table-cell table:formula="oooc:=[.B41]-[.H41]" office:value-type="float" office:value="1.07407407407407">
            <text:p>1,07</text:p>
          </table:table-cell>
        </table:table-row>
        <table:table-row table:style-name="ro2">
          <table:table-cell table:formula="oooc:=[.A20]*2" office:value-type="float" office:value="400">
            <text:p>400,00</text:p>
          </table:table-cell>
          <table:table-cell office:value-type="float" office:value="8">
            <text:p>8,00</text:p>
          </table:table-cell>
          <table:table-cell table:formula="oooc:=1000/[.A42]" office:value-type="float" office:value="2.5">
            <text:p>2,50</text:p>
          </table:table-cell>
          <table:table-cell table:formula="oooc:=TRUNC([.C42]*[.$D$5];0)" office:value-type="float" office:value="10">
            <text:p>10,00</text:p>
          </table:table-cell>
          <table:table-cell table:formula="oooc:=[.D42]/[.B42]" office:value-type="float" office:value="1.25">
            <text:p>1,25</text:p>
          </table:table-cell>
          <table:table-cell table:formula="oooc:=[.F20]/2" office:value-type="float" office:value="1.35">
            <text:p>1,35</text:p>
          </table:table-cell>
          <table:table-cell table:formula="oooc:=[.F42]*[.B42]" office:value-type="float" office:value="10.8">
            <text:p>10,80</text:p>
          </table:table-cell>
          <table:table-cell table:formula="oooc:=[.D42]/[.F42]" office:value-type="float" office:value="7.40740740740741">
            <text:p>7,41</text:p>
          </table:table-cell>
          <table:table-cell table:formula="oooc:=[.B42]-[.H42]" office:value-type="float" office:value="0.592592592592593">
            <text:p>0,59</text:p>
          </table:table-cell>
        </table:table-row>
        <table:table-row table:style-name="ro2">
          <table:table-cell table:formula="oooc:=[.A21]*2" office:value-type="float" office:value="350">
            <text:p>350,00</text:p>
          </table:table-cell>
          <table:table-cell office:value-type="float" office:value="10">
            <text:p>10,00</text:p>
          </table:table-cell>
          <table:table-cell table:formula="oooc:=1000/[.A43]" office:value-type="float" office:value="2.85714285714286">
            <text:p>2,86</text:p>
          </table:table-cell>
          <table:table-cell table:formula="oooc:=TRUNC([.C43]*[.$D$5];0)" office:value-type="float" office:value="11">
            <text:p>11,00</text:p>
          </table:table-cell>
          <table:table-cell table:formula="oooc:=[.D43]/[.B43]" office:value-type="float" office:value="1.1">
            <text:p>1,10</text:p>
          </table:table-cell>
          <table:table-cell table:formula="oooc:=[.F21]/2" office:value-type="float" office:value="1.35">
            <text:p>1,35</text:p>
          </table:table-cell>
          <table:table-cell table:formula="oooc:=[.F43]*[.B43]" office:value-type="float" office:value="13.5">
            <text:p>13,50</text:p>
          </table:table-cell>
          <table:table-cell table:formula="oooc:=[.D43]/[.F43]" office:value-type="float" office:value="8.14814814814815">
            <text:p>8,15</text:p>
          </table:table-cell>
          <table:table-cell table:formula="oooc:=[.B43]-[.H43]" office:value-type="float" office:value="1.85185185185185">
            <text:p>1,85</text:p>
          </table:table-cell>
        </table:table-row>
        <table:table-row table:style-name="ro2">
          <table:table-cell table:formula="oooc:=[.A22]*2" office:value-type="float" office:value="300">
            <text:p>300,00</text:p>
          </table:table-cell>
          <table:table-cell office:value-type="float" office:value="11">
            <text:p>11,00</text:p>
          </table:table-cell>
          <table:table-cell table:formula="oooc:=1000/[.A44]" office:value-type="float" office:value="3.33333333333333">
            <text:p>3,33</text:p>
          </table:table-cell>
          <table:table-cell table:formula="oooc:=TRUNC([.C44]*[.$D$5];0)" office:value-type="float" office:value="13">
            <text:p>13,00</text:p>
          </table:table-cell>
          <table:table-cell table:formula="oooc:=[.D44]/[.B44]" office:value-type="float" office:value="1.18181818181818">
            <text:p>1,18</text:p>
          </table:table-cell>
          <table:table-cell table:formula="oooc:=[.F22]/2" office:value-type="float" office:value="1.35">
            <text:p>1,35</text:p>
          </table:table-cell>
          <table:table-cell table:formula="oooc:=[.F44]*[.B44]" office:value-type="float" office:value="14.85">
            <text:p>14,85</text:p>
          </table:table-cell>
          <table:table-cell table:formula="oooc:=[.D44]/[.F44]" office:value-type="float" office:value="9.62962962962963">
            <text:p>9,63</text:p>
          </table:table-cell>
          <table:table-cell table:formula="oooc:=[.B44]-[.H44]" office:value-type="float" office:value="1.37037037037037">
            <text:p>1,37</text:p>
          </table:table-cell>
        </table:table-row>
        <table:table-row table:style-name="ro2">
          <table:table-cell table:formula="oooc:=[.A23]*2" office:value-type="float" office:value="250">
            <text:p>250,00</text:p>
          </table:table-cell>
          <table:table-cell office:value-type="float" office:value="12">
            <text:p>12,00</text:p>
          </table:table-cell>
          <table:table-cell table:formula="oooc:=1000/[.A45]" office:value-type="float" office:value="4">
            <text:p>4,00</text:p>
          </table:table-cell>
          <table:table-cell table:formula="oooc:=TRUNC([.C45]*[.$D$5];0)" office:value-type="float" office:value="16">
            <text:p>16,00</text:p>
          </table:table-cell>
          <table:table-cell table:formula="oooc:=[.D45]/[.B45]" office:value-type="float" office:value="1.33333333333333">
            <text:p>1,33</text:p>
          </table:table-cell>
          <table:table-cell table:formula="oooc:=[.F23]/2" office:value-type="float" office:value="1.35">
            <text:p>1,35</text:p>
          </table:table-cell>
          <table:table-cell table:formula="oooc:=[.F45]*[.B45]" office:value-type="float" office:value="16.2">
            <text:p>16,20</text:p>
          </table:table-cell>
          <table:table-cell table:formula="oooc:=[.D45]/[.F45]" office:value-type="float" office:value="11.8518518518519">
            <text:p>11,85</text:p>
          </table:table-cell>
          <table:table-cell table:formula="oooc:=[.B45]-[.H45]" office:value-type="float" office:value="0.148148148148149">
            <text:p>0,15</text:p>
          </table:table-cell>
        </table:table-row>
        <table:table-row table:style-name="ro2">
          <table:table-cell table:formula="oooc:=[.A24]*2" office:value-type="float" office:value="200">
            <text:p>200,00</text:p>
          </table:table-cell>
          <table:table-cell office:value-type="float" office:value="15">
            <text:p>15,00</text:p>
          </table:table-cell>
          <table:table-cell table:formula="oooc:=1000/[.A46]" office:value-type="float" office:value="5">
            <text:p>5,00</text:p>
          </table:table-cell>
          <table:table-cell table:formula="oooc:=TRUNC([.C46]*[.$D$5];0)" office:value-type="float" office:value="20">
            <text:p>20,00</text:p>
          </table:table-cell>
          <table:table-cell table:formula="oooc:=[.D46]/[.B46]" office:value-type="float" office:value="1.33333333333333">
            <text:p>1,33</text:p>
          </table:table-cell>
          <table:table-cell table:formula="oooc:=[.F24]/2" office:value-type="float" office:value="1.35">
            <text:p>1,35</text:p>
          </table:table-cell>
          <table:table-cell table:formula="oooc:=[.F46]*[.B46]" office:value-type="float" office:value="20.25">
            <text:p>20,25</text:p>
          </table:table-cell>
          <table:table-cell table:formula="oooc:=[.D46]/[.F46]" office:value-type="float" office:value="14.8148148148148">
            <text:p>14,81</text:p>
          </table:table-cell>
          <table:table-cell table:formula="oooc:=[.B46]-[.H46]" office:value-type="float" office:value="0.185185185185187">
            <text:p>0,19</text:p>
          </table:table-cell>
        </table:table-row>
        <table:table-row table:style-name="ro2">
          <table:table-cell table:formula="oooc:=[.A25]*2" office:value-type="float" office:value="160">
            <text:p>160,00</text:p>
          </table:table-cell>
          <table:table-cell office:value-type="float" office:value="20">
            <text:p>20,00</text:p>
          </table:table-cell>
          <table:table-cell table:formula="oooc:=1000/[.A47]" office:value-type="float" office:value="6.25">
            <text:p>6,25</text:p>
          </table:table-cell>
          <table:table-cell table:formula="oooc:=TRUNC([.C47]*[.$D$5];0)" office:value-type="float" office:value="26">
            <text:p>26,00</text:p>
          </table:table-cell>
          <table:table-cell table:formula="oooc:=[.D47]/[.B47]" office:value-type="float" office:value="1.3">
            <text:p>1,30</text:p>
          </table:table-cell>
          <table:table-cell table:formula="oooc:=[.F25]/2" office:value-type="float" office:value="1.35">
            <text:p>1,35</text:p>
          </table:table-cell>
          <table:table-cell table:formula="oooc:=[.F47]*[.B47]" office:value-type="float" office:value="27">
            <text:p>27,00</text:p>
          </table:table-cell>
          <table:table-cell table:formula="oooc:=[.D47]/[.F47]" office:value-type="float" office:value="19.2592592592593">
            <text:p>19,26</text:p>
          </table:table-cell>
          <table:table-cell table:formula="oooc:=[.B47]-[.H47]" office:value-type="float" office:value="0.740740740740741">
            <text:p>0,74</text:p>
          </table:table-cell>
        </table:table-row>
        <table:table-row table:style-name="ro2">
          <table:table-cell table:formula="oooc:=[.A26]*2" office:value-type="float" office:value="120">
            <text:p>120,00</text:p>
          </table:table-cell>
          <table:table-cell office:value-type="float" office:value="25">
            <text:p>25,00</text:p>
          </table:table-cell>
          <table:table-cell table:formula="oooc:=1000/[.A48]" office:value-type="float" office:value="8.33333333333333">
            <text:p>8,33</text:p>
          </table:table-cell>
          <table:table-cell table:formula="oooc:=TRUNC([.C48]*[.$D$5];0)" office:value-type="float" office:value="34">
            <text:p>34,00</text:p>
          </table:table-cell>
          <table:table-cell table:formula="oooc:=[.D48]/[.B48]" office:value-type="float" office:value="1.36">
            <text:p>1,36</text:p>
          </table:table-cell>
          <table:table-cell table:formula="oooc:=[.F26]/2" office:value-type="float" office:value="1.35">
            <text:p>1,35</text:p>
          </table:table-cell>
          <table:table-cell table:formula="oooc:=[.F48]*[.B48]" office:value-type="float" office:value="33.75">
            <text:p>33,75</text:p>
          </table:table-cell>
          <table:table-cell table:formula="oooc:=[.D48]/[.F48]" office:value-type="float" office:value="25.1851851851852">
            <text:p>25,19</text:p>
          </table:table-cell>
          <table:table-cell table:formula="oooc:=[.B48]-[.H48]" office:value-type="float" office:value="-0.185185185185183">
            <text:p>-0,19</text:p>
          </table:table-cell>
        </table:table-row>
        <table:table-row table:style-name="ro2">
          <table:table-cell table:formula="oooc:=[.A27]*2" office:value-type="float" office:value="80">
            <text:p>80,00</text:p>
          </table:table-cell>
          <table:table-cell office:value-type="float" office:value="40">
            <text:p>40,00</text:p>
          </table:table-cell>
          <table:table-cell table:formula="oooc:=1000/[.A49]" office:value-type="float" office:value="12.5">
            <text:p>12,50</text:p>
          </table:table-cell>
          <table:table-cell table:formula="oooc:=TRUNC([.C49]*[.$D$5];0)" office:value-type="float" office:value="52">
            <text:p>52,00</text:p>
          </table:table-cell>
          <table:table-cell table:formula="oooc:=[.D49]/[.B49]" office:value-type="float" office:value="1.3">
            <text:p>1,30</text:p>
          </table:table-cell>
          <table:table-cell table:formula="oooc:=[.F27]/2" office:value-type="float" office:value="1.35">
            <text:p>1,35</text:p>
          </table:table-cell>
          <table:table-cell table:formula="oooc:=[.F49]*[.B49]" office:value-type="float" office:value="54">
            <text:p>54,00</text:p>
          </table:table-cell>
          <table:table-cell table:formula="oooc:=[.D49]/[.F49]" office:value-type="float" office:value="38.5185185185185">
            <text:p>38,52</text:p>
          </table:table-cell>
          <table:table-cell table:formula="oooc:=[.B49]-[.H49]" office:value-type="float" office:value="1.48148148148148">
            <text:p>1,48</text:p>
          </table:table-cell>
        </table:table-row>
        <table:table-row table:style-name="ro2">
          <table:table-cell table:formula="oooc:=[.A28]*2" office:value-type="float" office:value="60">
            <text:p>60,00</text:p>
          </table:table-cell>
          <table:table-cell office:value-type="float" office:value="50">
            <text:p>50,00</text:p>
          </table:table-cell>
          <table:table-cell table:formula="oooc:=1000/[.A50]" office:value-type="float" office:value="16.6666666666667">
            <text:p>16,67</text:p>
          </table:table-cell>
          <table:table-cell table:formula="oooc:=TRUNC([.C50]*[.$D$5];0)" office:value-type="float" office:value="69">
            <text:p>69,00</text:p>
          </table:table-cell>
          <table:table-cell table:formula="oooc:=[.D50]/[.B50]" office:value-type="float" office:value="1.38">
            <text:p>1,38</text:p>
          </table:table-cell>
          <table:table-cell table:formula="oooc:=[.F28]/2" office:value-type="float" office:value="1.35">
            <text:p>1,35</text:p>
          </table:table-cell>
          <table:table-cell table:formula="oooc:=[.F50]*[.B50]" office:value-type="float" office:value="67.5">
            <text:p>67,50</text:p>
          </table:table-cell>
          <table:table-cell table:formula="oooc:=[.D50]/[.F50]" office:value-type="float" office:value="51.1111111111111">
            <text:p>51,11</text:p>
          </table:table-cell>
          <table:table-cell table:formula="oooc:=[.B50]-[.H50]" office:value-type="float" office:value="-1.11111111111111">
            <text:p>-1,11</text:p>
          </table:table-cell>
        </table:table-row>
        <table:table-row table:style-name="ro2">
          <table:table-cell table:formula="oooc:=[.A29]*2" office:value-type="float" office:value="50">
            <text:p>50,00</text:p>
          </table:table-cell>
          <table:table-cell office:value-type="float" office:value="55">
            <text:p>55,00</text:p>
          </table:table-cell>
          <table:table-cell table:formula="oooc:=1000/[.A51]" office:value-type="float" office:value="20">
            <text:p>20,00</text:p>
          </table:table-cell>
          <table:table-cell table:formula="oooc:=TRUNC([.C51]*[.$D$5];0)" office:value-type="float" office:value="83">
            <text:p>83,00</text:p>
          </table:table-cell>
          <table:table-cell table:formula="oooc:=[.D51]/[.B51]" office:value-type="float" office:value="1.50909090909091">
            <text:p>1,51</text:p>
          </table:table-cell>
          <table:table-cell table:formula="oooc:=[.F29]/2" office:value-type="float" office:value="1.5">
            <text:p>1,50</text:p>
          </table:table-cell>
          <table:table-cell table:formula="oooc:=[.F51]*[.B51]" office:value-type="float" office:value="82.5">
            <text:p>82,50</text:p>
          </table:table-cell>
          <table:table-cell table:formula="oooc:=[.D51]/[.F51]" office:value-type="float" office:value="55.3333333333333">
            <text:p>55,33</text:p>
          </table:table-cell>
          <table:table-cell table:formula="oooc:=[.B51]-[.H51]" office:value-type="float" office:value="-0.333333333333336">
            <text:p>-0,33</text:p>
          </table:table-cell>
        </table:table-row>
        <table:table-row table:style-name="ro2">
          <table:table-cell table:formula="oooc:=[.A30]*2" office:value-type="float" office:value="40">
            <text:p>40,00</text:p>
          </table:table-cell>
          <table:table-cell office:value-type="float" office:value="60">
            <text:p>60,00</text:p>
          </table:table-cell>
          <table:table-cell table:formula="oooc:=1000/[.A52]" office:value-type="float" office:value="25">
            <text:p>25,00</text:p>
          </table:table-cell>
          <table:table-cell table:formula="oooc:=TRUNC([.C52]*[.$D$5];0)" office:value-type="float" office:value="104">
            <text:p>104,00</text:p>
          </table:table-cell>
          <table:table-cell table:formula="oooc:=[.D52]/[.B52]" office:value-type="float" office:value="1.73333333333333">
            <text:p>1,73</text:p>
          </table:table-cell>
          <table:table-cell table:formula="oooc:=[.F30]/2" office:value-type="float" office:value="1.75">
            <text:p>1,75</text:p>
          </table:table-cell>
          <table:table-cell table:formula="oooc:=[.F52]*[.B52]" office:value-type="float" office:value="105">
            <text:p>105,00</text:p>
          </table:table-cell>
          <table:table-cell table:formula="oooc:=[.D52]/[.F52]" office:value-type="float" office:value="59.4285714285714">
            <text:p>59,43</text:p>
          </table:table-cell>
          <table:table-cell table:formula="oooc:=[.B52]-[.H52]" office:value-type="float" office:value="0.571428571428569">
            <text:p>0,57</text:p>
          </table:table-cell>
        </table:table-row>
        <table:table-row table:style-name="ro2">
          <table:table-cell table:style-name="ce11" table:formula="oooc:=[.A31]*2" office:value-type="float" office:value="20">
            <text:p>20,00</text:p>
          </table:table-cell>
          <table:table-cell table:style-name="ce20" office:value-type="float" office:value="70">
            <text:p>70,00</text:p>
          </table:table-cell>
          <table:table-cell table:style-name="ce27" table:formula="oooc:=1000/[.A53]" office:value-type="float" office:value="50">
            <text:p>50,00</text:p>
          </table:table-cell>
          <table:table-cell table:style-name="ce11" table:formula="oooc:=TRUNC([.C53]*[.$D$5];0)" office:value-type="float" office:value="209">
            <text:p>209,00</text:p>
          </table:table-cell>
          <table:table-cell table:style-name="ce32" table:formula="oooc:=[.D53]/[.B53]" office:value-type="float" office:value="2.98571428571429">
            <text:p>2,99</text:p>
          </table:table-cell>
          <table:table-cell table:style-name="ce11" table:formula="oooc:=[.F31]/2" office:value-type="float" office:value="3">
            <text:p>3,00</text:p>
          </table:table-cell>
          <table:table-cell table:style-name="ce20" table:formula="oooc:=[.F53]*[.B53]" office:value-type="float" office:value="210">
            <text:p>210,00</text:p>
          </table:table-cell>
          <table:table-cell table:style-name="ce37" table:formula="oooc:=[.D53]/[.F53]" office:value-type="float" office:value="69.6666666666667">
            <text:p>69,67</text:p>
          </table:table-cell>
          <table:table-cell table:style-name="ce32" table:formula="oooc:=[.B53]-[.H53]" office:value-type="float" office:value="0.333333333333329">
            <text:p>0,33</text:p>
          </table:table-cell>
        </table:table-row>
        <table:table-row table:style-name="ro2">
          <table:table-cell table:style-name="Default">
            <draw:frame table:end-cell-address="Anonimo.J70" table:end-x="0.0118in" table:end-y="0.0343in" draw:z-index="0" draw:style-name="gr1" svg:width="8.9028in" svg:height="2.7555in" svg:x="0.437in" svg:y="0.1126in">
              <draw:object draw:notify-on-update-of-ranges="Anonimo.B38:Anonimo.B53 Anonimo.B38:Anonimo.B53 Anonimo.D38:Anonimo.D53 'simulazione pre 3_3'.B2:'simulazione pre 3_3'.B301 'simulazione pre 3_3'.A2:'simulazione pre 3_3'.A301 'simulazione pre 3_3'.J2:'simulazione pre 3_3'.J301 'simulazione pre 3_3'.A2:'simulazione pre 3_3'.A3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8"/>
        </table:table-row>
      </table:table>
      <table:table table:name="simulazione pre 3_3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6"/>
        <table:table-row table:style-name="ro2">
          <table:table-cell office:value-type="string">
            <text:p>In (Hz) </text:p>
          </table:table-cell>
          <table:table-cell office:value-type="string">
            <text:p><text:s/>SpeesRT </text:p>
          </table:table-cell>
          <table:table-cell office:value-type="string">
            <text:p><text:s/>AngleRT </text:p>
          </table:table-cell>
          <table:table-cell office:value-type="string">
            <text:p><text:s/>vminRT </text:p>
          </table:table-cell>
          <table:table-cell office:value-type="string">
            <text:p><text:s/>VmaxRT </text:p>
          </table:table-cell>
          <table:table-cell office:value-type="string">
            <text:p><text:s/>vmin </text:p>
          </table:table-cell>
          <table:table-cell office:value-type="string">
            <text:p><text:s/>Vmax </text:p>
          </table:table-cell>
          <table:table-cell office:value-type="string">
            <text:p><text:s/>Speed </text:p>
          </table:table-cell>
          <table:table-cell office:value-type="string">
            <text:p><text:s/>Angle</text:p>
          </table:table-cell>
          <table:table-cell table:style-name="ce15" office:value-type="string">
            <text:p>coeff.</text:p>
          </table:table-cell>
        </table:table-row>
        <table:table-row table:style-name="ro2">
          <table:table-cell table:number-columns-repeated="9" office:value-type="float" office:value="0">
            <text:p>0</text:p>
          </table:table-cell>
          <table:table-cell table:formula="oooc:=ATAN([.A2]/50)*[.A2]/10" office:value-type="float" office:value="0">
            <text:p>0,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ooc:=ATAN([.A3]/50)*[.A3]/10" office:value-type="float" office:value="0.00199973339731505">
            <text:p>0,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ooc:=ATAN([.A4]/50)*[.A4]/10" office:value-type="float" office:value="0.00799573742465801">
            <text:p>0,0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ooc:=ATAN([.A5]/50)*[.A5]/10" office:value-type="float" office:value="0.0179784465363624">
            <text:p>0,0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ooc:=ATAN([.A6]/50)*[.A6]/10" office:value-type="float" office:value="0.0319319942848949">
            <text:p>0,0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ooc:=ATAN([.A7]/50)*[.A7]/10" office:value-type="float" office:value="0.049834326245581">
            <text:p>0,0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ooc:=ATAN([.A8]/50)*[.A8]/10" office:value-type="float" office:value="0.0716573556110031">
            <text:p>0,0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ooc:=ATAN([.A9]/50)*[.A9]/10" office:value-type="float" office:value="0.0973671590374499">
            <text:p>0,1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ooc:=ATAN([.A10]/50)*[.A10]/10" office:value-type="float" office:value="0.126924209749121">
            <text:p>0,1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ooc:=ATAN([.A11]/50)*[.A11]/10" office:value-type="float" office:value="0.160283644408078">
            <text:p>0,1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formula="oooc:=ATAN([.A12]/50)*[.A12]/10" office:value-type="float" office:value="0.197395559849881">
            <text:p>0,2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formula="oooc:=ATAN([.A13]/50)*[.A13]/10" office:value-type="float" office:value="0.238205335473698">
            <text:p>0,2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formula="oooc:=ATAN([.A14]/50)*[.A14]/10" office:value-type="float" office:value="0.282653976865036">
            <text:p>0,2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formula="oooc:=ATAN([.A15]/50)*[.A15]/10" office:value-type="float" office:value="0.330678476119246">
            <text:p>0,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16]/50)*[.A16]/10" office:value-type="float" office:value="0.382212184321395">
            <text:p>0,3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17]/50)*[.A17]/10" office:value-type="float" office:value="0.437185191716801">
            <text:p>0,4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18]/50)*[.A18]/10" office:value-type="float" office:value="0.49552471126793">
            <text:p>0,5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19]/50)*[.A19]/10" office:value-type="float" office:value="0.557155461526944">
            <text:p>0,5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0]/50)*[.A20]/10" office:value-type="float" office:value="0.622000045047082">
            <text:p>0,6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1]/50)*[.A21]/10" office:value-type="float" office:value="0.689979318897735">
            <text:p>0,6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2]/50)*[.A22]/10" office:value-type="float" office:value="0.76101275422473">
            <text:p>0,7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3]/50)*[.A23]/10" office:value-type="float" office:value="0.835018782196472">
            <text:p>0,8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4]/50)*[.A24]/10" office:value-type="float" office:value="0.911915124086529">
            <text:p>0,9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5]/50)*[.A25]/10" office:value-type="float" office:value="0.991619103653199">
            <text:p>0,9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6]/50)*[.A26]/10" office:value-type="float" office:value="1.07404794037721">
            <text:p>1,0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7]/50)*[.A27]/10" office:value-type="float" office:value="1.15911902250202">
            <text:p>1,1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8]/50)*[.A28]/10" office:value-type="float" office:value="1.24675015918075">
            <text:p>1,2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9]/50)*[.A29]/10" office:value-type="float" office:value="1.33685981136469">
            <text:p>1,34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30]/50)*[.A30]/10" office:value-type="float" office:value="1.42936730136697">
            <text:p>1,4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31]/50)*[.A31]/10" office:value-type="float" office:value="1.52419300129967">
            <text:p>1,5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32]/50)*[.A32]/10" office:value-type="float" office:value="1.62125850081175">
            <text:p>1,62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33]/50)*[.A33]/10" office:value-type="float" office:value="1.72048675474962">
            <text:p>1,7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34]/50)*[.A34]/10" office:value-type="float" office:value="1.82180221152212">
            <text:p>1,82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35]/50)*[.A35]/10" office:value-type="float" office:value="1.92513092307972">
            <text:p>1,9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36]/50)*[.A36]/10" office:value-type="float" office:value="2.0304006375151">
            <text:p>2,0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37]/50)*[.A37]/10" office:value-type="float" office:value="2.13754087536223">
            <text:p>2,14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38]/50)*[.A38]/10" office:value-type="float" office:value="2.24648299071632">
            <text:p>2,2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39]/50)*[.A39]/10" office:value-type="float" office:value="2.35716021832003">
            <text:p>2,3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40]/50)*[.A40]/10" office:value-type="float" office:value="2.4695077077654">
            <text:p>2,4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41]/50)*[.A41]/10" office:value-type="float" office:value="2.58346254594929">
            <text:p>2,5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42]/50)*[.A42]/10" office:value-type="float" office:value="2.69896376889421">
            <text:p>2,7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43]/50)*[.A43]/10" office:value-type="float" office:value="2.81595236401044">
            <text:p>2,82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44]/50)*[.A44]/10" office:value-type="float" office:value="2.93437126383014">
            <text:p>2,9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45]/50)*[.A45]/10" office:value-type="float" office:value="3.05416533219275">
            <text:p>3,0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46]/50)*[.A46]/10" office:value-type="float" office:value="3.17528134380495">
            <text:p>3,1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47]/50)*[.A47]/10" office:value-type="float" office:value="3.29766795803928">
            <text:p>3,3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48]/50)*[.A48]/10" office:value-type="float" office:value="3.42127568777476">
            <text:p>3,42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49]/50)*[.A49]/10" office:value-type="float" office:value="3.54605686402171">
            <text:p>3,5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0]/50)*[.A50]/10" office:value-type="float" office:value="3.67196559701237">
            <text:p>3,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1]/50)*[.A51]/10" office:value-type="float" office:value="3.79895773437942">
            <text:p>3,8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2]/50)*[.A52]/10" office:value-type="float" office:value="3.92699081698724">
            <text:p>3,9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3]/50)*[.A53]/10" office:value-type="float" office:value="4.05602403292573">
            <text:p>4,06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4]/50)*[.A54]/10" office:value-type="float" office:value="4.1860181701242">
            <text:p>4,19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5]/50)*[.A55]/10" office:value-type="float" office:value="4.31693556799378">
            <text:p>4,3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6]/50)*[.A56]/10" office:value-type="float" office:value="4.44874006846064">
            <text:p>4,4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7]/50)*[.A57]/10" office:value-type="float" office:value="4.58139696670937">
            <text:p>4,58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8]/50)*[.A58]/10" office:value-type="float" office:value="4.71487296191669">
            <text:p>4,71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9]/50)*[.A59]/10" office:value-type="float" office:value="4.84913610821856">
            <text:p>4,8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60]/50)*[.A60]/10" office:value-type="float" office:value="4.98415576612125">
            <text:p>4,9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2"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61]/50)*[.A61]/10" office:value-type="float" office:value="5.11990255453592">
            <text:p>5,1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62]/50)*[.A62]/10" office:value-type="float" office:value="5.25634830358916">
            <text:p>5,26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63]/50)*[.A63]/10" office:value-type="float" office:value="5.39346600833718">
            <text:p>5,39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64]/50)*[.A64]/10" office:value-type="float" office:value="5.53122978348882">
            <text:p>5,5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65]/50)*[.A65]/10" office:value-type="float" office:value="5.66961481922302">
            <text:p>5,6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66]/50)*[.A66]/10" office:value-type="float" office:value="5.80859733816834">
            <text:p>5,8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67]/50)*[.A67]/10" office:value-type="float" office:value="5.94815455359684">
            <text:p>5,9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68]/50)*[.A68]/10" office:value-type="float" office:value="6.0882646288704">
            <text:p>6,09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69]/50)*[.A69]/10" office:value-type="float" office:value="6.22890663816578">
            <text:p>6,2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70]/50)*[.A70]/10" office:value-type="float" office:value="6.37006052849403">
            <text:p>6,3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71]/50)*[.A71]/10" office:value-type="float" office:value="6.51170708302056">
            <text:p>6,5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72]/50)*[.A72]/10" office:value-type="float" office:value="6.65382788568453">
            <text:p>6,6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73]/50)*[.A73]/10" office:value-type="float" office:value="6.79640528710916">
            <text:p>6,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74]/50)*[.A74]/10" office:value-type="float" office:value="6.93942237178912">
            <text:p>6,9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75]/50)*[.A75]/10" office:value-type="float" office:value="7.08286292653599">
            <text:p>7,0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2"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76]/50)*[.A76]/10" office:value-type="float" office:value="7.22671141015902">
            <text:p>7,2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77]/50)*[.A77]/10" office:value-type="float" office:value="7.37095292435497">
            <text:p>7,3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78]/50)*[.A78]/10" office:value-type="float" office:value="7.51557318577809">
            <text:p>7,52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79]/50)*[.A79]/10" office:value-type="float" office:value="7.66055849925939">
            <text:p>7,6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0]/50)*[.A80]/10" office:value-type="float" office:value="7.80589573214245">
            <text:p>7,8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1]/50)*[.A81]/10" office:value-type="float" office:value="7.95157228970202">
            <text:p>7,9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2]/50)*[.A82]/10" office:value-type="float" office:value="8.09757609161067">
            <text:p>8,10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3]/50)*[.A83]/10" office:value-type="float" office:value="8.24389554941847">
            <text:p>8,2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4]/50)*[.A84]/10" office:value-type="float" office:value="8.39051954501017">
            <text:p>8,3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5]/50)*[.A85]/10" office:value-type="float" office:value="8.53743741000455">
            <text:p>8,54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6]/50)*[.A86]/10" office:value-type="float" office:value="8.68463890606075">
            <text:p>8,68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7]/50)*[.A87]/10" office:value-type="float" office:value="8.83211420605677">
            <text:p>8,8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8]/50)*[.A88]/10" office:value-type="float" office:value="8.97985387610586">
            <text:p>8,98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9]/50)*[.A89]/10" office:value-type="float" office:value="9.12784885837704">
            <text:p>9,1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90]/50)*[.A90]/10" office:value-type="float" office:value="9.27609045468705">
            <text:p>9,28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91]/50)*[.A91]/10" office:value-type="float" office:value="9.42457031083135">
            <text:p>9,4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number-columns-repeated="2"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92]/50)*[.A92]/10" office:value-type="float" office:value="9.57328040162304">
            <text:p>9,5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93]/50)*[.A93]/10" office:value-type="float" office:value="9.72221301660942">
            <text:p>9,72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94]/50)*[.A94]/10" office:value-type="float" office:value="9.87136074643664">
            <text:p>9,8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95]/50)*[.A95]/10" office:value-type="float" office:value="10.0207164698341">
            <text:p>10,02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96]/50)*[.A96]/10" office:value-type="float" office:value="10.1702733411912">
            <text:p>10,1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97]/50)*[.A97]/10" office:value-type="float" office:value="10.3200247786998">
            <text:p>10,32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98]/50)*[.A98]/10" office:value-type="float" office:value="10.4699644530372">
            <text:p>10,47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99]/50)*[.A99]/10" office:value-type="float" office:value="10.6200862765646">
            <text:p>10,62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00]/50)*[.A100]/10" office:value-type="float" office:value="10.7703843930186">
            <text:p>10,7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01]/50)*[.A101]/10" office:value-type="float" office:value="10.9208531676717">
            <text:p>10,92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02]/50)*[.A102]/10" office:value-type="float" office:value="11.0714871779409">
            <text:p>11,07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03]/50)*[.A103]/10" office:value-type="float" office:value="11.2222812044246">
            <text:p>11,22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04]/50)*[.A104]/10" office:value-type="float" office:value="11.3732302223456">
            <text:p>11,37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05]/50)*[.A105]/10" office:value-type="float" office:value="11.5243293933838">
            <text:p>11,52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06]/50)*[.A106]/10" office:value-type="float" office:value="11.6755740578787">
            <text:p>11,68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07]/50)*[.A107]/10" office:value-type="float" office:value="11.8269597273849">
            <text:p>11,83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08]/50)*[.A108]/10" office:value-type="float" office:value="11.978482077564">
            <text:p>11,98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09]/50)*[.A109]/10" office:value-type="float" office:value="12.1301369413978">
            <text:p>12,13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0]/50)*[.A110]/10" office:value-type="float" office:value="12.2819203027059">
            <text:p>12,28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1]/50)*[.A111]/10" office:value-type="float" office:value="12.4338282899555">
            <text:p>12,43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2]/50)*[.A112]/10" office:value-type="float" office:value="12.5858571703482">
            <text:p>12,59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3]/50)*[.A113]/10" office:value-type="float" office:value="12.7380033441713">
            <text:p>12,74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4]/50)*[.A114]/10" office:value-type="float" office:value="12.8902633394007">
            <text:p>12,89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5]/50)*[.A115]/10" office:value-type="float" office:value="13.0426338065441">
            <text:p>13,04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6]/50)*[.A116]/10" office:value-type="float" office:value="13.1951115137135">
            <text:p>13,2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7]/50)*[.A117]/10" office:value-type="float" office:value="13.3476933419142">
            <text:p>13,35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8]/50)*[.A118]/10" office:value-type="float" office:value="13.5003762805431">
            <text:p>13,50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9]/50)*[.A119]/10" office:value-type="float" office:value="13.653157423084">
            <text:p>13,65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20]/50)*[.A120]/10" office:value-type="float" office:value="13.806033962992">
            <text:p>13,81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21]/50)*[.A121]/10" office:value-type="float" office:value="13.9590031897575">
            <text:p>13,96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22]/50)*[.A122]/10" office:value-type="float" office:value="14.1120624851416">
            <text:p>14,11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23]/50)*[.A123]/10" office:value-type="float" office:value="14.2652093195753">
            <text:p>14,27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24]/50)*[.A124]/10" office:value-type="float" office:value="14.4184412487139">
            <text:p>14,42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25]/50)*[.A125]/10" office:value-type="float" office:value="14.5717559101403">
            <text:p>14,57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26]/50)*[.A126]/10" office:value-type="float" office:value="14.7251510202102">
            <text:p>14,73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27]/50)*[.A127]/10" office:value-type="float" office:value="14.8786243710316">
            <text:p>14,88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28]/50)*[.A128]/10" office:value-type="float" office:value="15.0321738275739">
            <text:p>15,03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29]/50)*[.A129]/10" office:value-type="float" office:value="15.1857973248994">
            <text:p>15,1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30]/50)*[.A130]/10" office:value-type="float" office:value="15.3394928655122">
            <text:p>15,34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31]/50)*[.A131]/10" office:value-type="float" office:value="15.4932585168191">
            <text:p>15,49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32]/50)*[.A132]/10" office:value-type="float" office:value="15.6470924086968">
            <text:p>15,65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33]/50)*[.A133]/10" office:value-type="float" office:value="15.8009927311616">
            <text:p>15,8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34]/50)*[.A134]/10" office:value-type="float" office:value="15.9549577321354">
            <text:p>15,95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35]/50)*[.A135]/10" office:value-type="float" office:value="16.1089857153057">
            <text:p>16,11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2"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36]/50)*[.A136]/10" office:value-type="float" office:value="16.263075038073">
            <text:p>16,26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37]/50)*[.A137]/10" office:value-type="float" office:value="16.4172241095834">
            <text:p>16,42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38]/50)*[.A138]/10" office:value-type="float" office:value="16.5714313888423">
            <text:p>16,57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39]/50)*[.A139]/10" office:value-type="float" office:value="16.7256953829043">
            <text:p>16,73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0]/50)*[.A140]/10" office:value-type="float" office:value="16.8800146451381">
            <text:p>16,88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1]/50)*[.A141]/10" office:value-type="float" office:value="17.0343877735605">
            <text:p>17,03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2]/50)*[.A142]/10" office:value-type="float" office:value="17.1888134092387">
            <text:p>17,19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3]/50)*[.A143]/10" office:value-type="float" office:value="17.3432902347564">
            <text:p>17,34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4]/50)*[.A144]/10" office:value-type="float" office:value="17.4978169727416">
            <text:p>17,50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5]/50)*[.A145]/10" office:value-type="float" office:value="17.6523923844531">
            <text:p>17,65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6]/50)*[.A146]/10" office:value-type="float" office:value="17.8070152684233">
            <text:p>17,81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7]/50)*[.A147]/10" office:value-type="float" office:value="17.9616844591542">
            <text:p>17,96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8]/50)*[.A148]/10" office:value-type="float" office:value="18.1163988258658">
            <text:p>18,12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9]/50)*[.A149]/10" office:value-type="float" office:value="18.2711572712929">
            <text:p>18,27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50]/50)*[.A150]/10" office:value-type="float" office:value="18.4259587305289">
            <text:p>18,43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2"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51]/50)*[.A151]/10" office:value-type="float" office:value="18.5808021699154">
            <text:p>18,58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52]/50)*[.A152]/10" office:value-type="float" office:value="18.7356865859738">
            <text:p>18,74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53]/50)*[.A153]/10" office:value-type="float" office:value="18.890611004379">
            <text:p>18,89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54]/50)*[.A154]/10" office:value-type="float" office:value="19.0455744789721">
            <text:p>19,05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55]/50)*[.A155]/10" office:value-type="float" office:value="19.2005760908113">
            <text:p>19,20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56]/50)*[.A156]/10" office:value-type="float" office:value="19.3556149472587">
            <text:p>19,36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57]/50)*[.A157]/10" office:value-type="float" office:value="19.5106901811016">
            <text:p>19,51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58]/50)*[.A158]/10" office:value-type="float" office:value="19.6658009497078">
            <text:p>19,67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59]/50)*[.A159]/10" office:value-type="float" office:value="19.8209464342116">
            <text:p>19,82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60]/50)*[.A160]/10" office:value-type="float" office:value="19.9761258387315">
            <text:p>19,98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61]/50)*[.A161]/10" office:value-type="float" office:value="20.1313383896162">
            <text:p>20,13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62]/50)*[.A162]/10" office:value-type="float" office:value="20.2865833347188">
            <text:p>20,29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63]/50)*[.A163]/10" office:value-type="float" office:value="20.4418599426988">
            <text:p>20,44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64]/50)*[.A164]/10" office:value-type="float" office:value="20.5971675023482">
            <text:p>20,60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65]/50)*[.A165]/10" office:value-type="float" office:value="20.7525053219441">
            <text:p>20,75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2"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66]/50)*[.A166]/10" office:value-type="float" office:value="20.9078727286233">
            <text:p>20,91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67]/50)*[.A167]/10" office:value-type="float" office:value="21.0632690677812">
            <text:p>21,06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68]/50)*[.A168]/10" office:value-type="float" office:value="21.2186937024914">
            <text:p>21,22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69]/50)*[.A169]/10" office:value-type="float" office:value="21.3741460129468">
            <text:p>21,37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0]/50)*[.A170]/10" office:value-type="float" office:value="21.5296253959207">
            <text:p>21,53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1]/50)*[.A171]/10" office:value-type="float" office:value="21.6851312642469">
            <text:p>21,69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2]/50)*[.A172]/10" office:value-type="float" office:value="21.8406630463188">
            <text:p>21,84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3]/50)*[.A173]/10" office:value-type="float" office:value="21.9962201856063">
            <text:p>22,00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4]/50)*[.A174]/10" office:value-type="float" office:value="22.1518021401892">
            <text:p>22,15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5]/50)*[.A175]/10" office:value-type="float" office:value="22.3074083823072">
            <text:p>22,31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6]/50)*[.A176]/10" office:value-type="float" office:value="22.4630383979268">
            <text:p>22,46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7]/50)*[.A177]/10" office:value-type="float" office:value="22.6186916863212">
            <text:p>22,62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8]/50)*[.A178]/10" office:value-type="float" office:value="22.7743677596672">
            <text:p>22,77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9]/50)*[.A179]/10" office:value-type="float" office:value="22.9300661426537">
            <text:p>22,93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80]/50)*[.A180]/10" office:value-type="float" office:value="23.085786372106">
            <text:p>23,09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81]/50)*[.A181]/10" office:value-type="float" office:value="23.2415279966211">
            <text:p>23,24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82]/50)*[.A182]/10" office:value-type="float" office:value="23.3972905762166">
            <text:p>23,40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83]/50)*[.A183]/10" office:value-type="float" office:value="23.553073681991">
            <text:p>23,55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84]/50)*[.A184]/10" office:value-type="float" office:value="23.7088768957963">
            <text:p>23,71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85]/50)*[.A185]/10" office:value-type="float" office:value="23.8646998099202">
            <text:p>23,86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86]/50)*[.A186]/10" office:value-type="float" office:value="24.0205420267808">
            <text:p>24,02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87]/50)*[.A187]/10" office:value-type="float" office:value="24.1764031586301">
            <text:p>24,18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88]/50)*[.A188]/10" office:value-type="float" office:value="24.332282827268">
            <text:p>24,33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89]/50)*[.A189]/10" office:value-type="float" office:value="24.4881806637661">
            <text:p>24,49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90]/50)*[.A190]/10" office:value-type="float" office:value="24.6440963081997">
            <text:p>24,64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91]/50)*[.A191]/10" office:value-type="float" office:value="24.8000294093898">
            <text:p>24,8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92]/50)*[.A192]/10" office:value-type="float" office:value="24.9559796246524">
            <text:p>24,96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93]/50)*[.A193]/10" office:value-type="float" office:value="25.1119466195571">
            <text:p>25,11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94]/50)*[.A194]/10" office:value-type="float" office:value="25.2679300676928">
            <text:p>25,27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95]/50)*[.A195]/10" office:value-type="float" office:value="25.4239296504415">
            <text:p>25,42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2" office:value-type="float" office:value="61">
            <text:p>61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196]/50)*[.A196]/10" office:value-type="float" office:value="25.5799450567585">
            <text:p>25,58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197]/50)*[.A197]/10" office:value-type="float" office:value="25.7359759829613">
            <text:p>25,74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198]/50)*[.A198]/10" office:value-type="float" office:value="25.8920221325235">
            <text:p>25,89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199]/50)*[.A199]/10" office:value-type="float" office:value="26.0480832158765">
            <text:p>26,05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0]/50)*[.A200]/10" office:value-type="float" office:value="26.2041589502169">
            <text:p>26,20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1]/50)*[.A201]/10" office:value-type="float" office:value="26.3602490593202">
            <text:p>26,36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2]/50)*[.A202]/10" office:value-type="float" office:value="26.5163532733607">
            <text:p>26,52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3]/50)*[.A203]/10" office:value-type="float" office:value="26.672471328736">
            <text:p>26,67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4]/50)*[.A204]/10" office:value-type="float" office:value="26.8286029678986">
            <text:p>26,83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5]/50)*[.A205]/10" office:value-type="float" office:value="26.9847479391911">
            <text:p>26,98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6]/50)*[.A206]/10" office:value-type="float" office:value="27.1409059966878">
            <text:p>27,14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7]/50)*[.A207]/10" office:value-type="float" office:value="27.2970769000403">
            <text:p>27,30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8]/50)*[.A208]/10" office:value-type="float" office:value="27.4532604143286">
            <text:p>27,45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9]/50)*[.A209]/10" office:value-type="float" office:value="27.6094563099162">
            <text:p>27,61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10]/50)*[.A210]/10" office:value-type="float" office:value="27.7656643623096">
            <text:p>27,77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2"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11]/50)*[.A211]/10" office:value-type="float" office:value="27.9218843520231">
            <text:p>27,92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12]/50)*[.A212]/10" office:value-type="float" office:value="28.0781160644459">
            <text:p>28,08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13]/50)*[.A213]/10" office:value-type="float" office:value="28.2343592897151">
            <text:p>28,23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14]/50)*[.A214]/10" office:value-type="float" office:value="28.390613822591">
            <text:p>28,39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15]/50)*[.A215]/10" office:value-type="float" office:value="28.5468794623374">
            <text:p>28,55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16]/50)*[.A216]/10" office:value-type="float" office:value="28.7031560126044">
            <text:p>28,70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17]/50)*[.A217]/10" office:value-type="float" office:value="28.8594432813152">
            <text:p>28,86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18]/50)*[.A218]/10" office:value-type="float" office:value="29.0157410805567">
            <text:p>29,02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19]/50)*[.A219]/10" office:value-type="float" office:value="29.1720492264721">
            <text:p>29,17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20]/50)*[.A220]/10" office:value-type="float" office:value="29.328367539158">
            <text:p>29,33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21]/50)*[.A221]/10" office:value-type="float" office:value="29.4846958425638">
            <text:p>29,48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22]/50)*[.A222]/10" office:value-type="float" office:value="29.6410339643938">
            <text:p>29,64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23]/50)*[.A223]/10" office:value-type="float" office:value="29.797381736013">
            <text:p>29,80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24]/50)*[.A224]/10" office:value-type="float" office:value="29.9537389923549">
            <text:p>29,95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25]/50)*[.A225]/10" office:value-type="float" office:value="30.1101055718321">
            <text:p>30,11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2"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26]/50)*[.A226]/10" office:value-type="float" office:value="30.2664813162498">
            <text:p>30,27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27]/50)*[.A227]/10" office:value-type="float" office:value="30.4228660707215">
            <text:p>30,42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28]/50)*[.A228]/10" office:value-type="float" office:value="30.5792596835868">
            <text:p>30,58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29]/50)*[.A229]/10" office:value-type="float" office:value="30.7356620063325">
            <text:p>30,74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0]/50)*[.A230]/10" office:value-type="float" office:value="30.8920728935149">
            <text:p>30,89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1]/50)*[.A231]/10" office:value-type="float" office:value="31.0484922026849">
            <text:p>31,05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2]/50)*[.A232]/10" office:value-type="float" office:value="31.2049197943147">
            <text:p>31,20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3]/50)*[.A233]/10" office:value-type="float" office:value="31.3613555317276">
            <text:p>31,36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4]/50)*[.A234]/10" office:value-type="float" office:value="31.5177992810283">
            <text:p>31,52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5]/50)*[.A235]/10" office:value-type="float" office:value="31.6742509110362">
            <text:p>31,67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6]/50)*[.A236]/10" office:value-type="float" office:value="31.8307102932204">
            <text:p>31,83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7]/50)*[.A237]/10" office:value-type="float" office:value="31.9871773016361">
            <text:p>31,99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8]/50)*[.A238]/10" office:value-type="float" office:value="32.1436518128628">
            <text:p>32,14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9]/50)*[.A239]/10" office:value-type="float" office:value="32.300133705945">
            <text:p>32,30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40]/50)*[.A240]/10" office:value-type="float" office:value="32.4566228623332">
            <text:p>32,46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number-columns-repeated="2"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41]/50)*[.A241]/10" office:value-type="float" office:value="32.6131191658277">
            <text:p>32,61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42]/50)*[.A242]/10" office:value-type="float" office:value="32.7696225025231">
            <text:p>32,77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43]/50)*[.A243]/10" office:value-type="float" office:value="32.9261327607549">
            <text:p>32,93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44]/50)*[.A244]/10" office:value-type="float" office:value="33.0826498310472">
            <text:p>33,08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45]/50)*[.A245]/10" office:value-type="float" office:value="33.2391736060615">
            <text:p>33,24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46]/50)*[.A246]/10" office:value-type="float" office:value="33.3957039805478">
            <text:p>33,40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47]/50)*[.A247]/10" office:value-type="float" office:value="33.5522408512963">
            <text:p>33,55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48]/50)*[.A248]/10" office:value-type="float" office:value="33.7087841170901">
            <text:p>33,71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49]/50)*[.A249]/10" office:value-type="float" office:value="33.8653336786601">
            <text:p>33,87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50]/50)*[.A250]/10" office:value-type="float" office:value="34.0218894386404">
            <text:p>34,02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51]/50)*[.A251]/10" office:value-type="float" office:value="34.1784513015249">
            <text:p>34,18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52]/50)*[.A252]/10" office:value-type="float" office:value="34.3350191736254">
            <text:p>34,34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53]/50)*[.A253]/10" office:value-type="float" office:value="34.4915929630304">
            <text:p>34,49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54]/50)*[.A254]/10" office:value-type="float" office:value="34.6481725795652">
            <text:p>34,65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55]/50)*[.A255]/10" office:value-type="float" office:value="34.8047579347529">
            <text:p>34,80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2"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56]/50)*[.A256]/10" office:value-type="float" office:value="34.9613489417769">
            <text:p>34,96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57]/50)*[.A257]/10" office:value-type="float" office:value="35.1179455154433">
            <text:p>35,12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table:number-columns-repeated="3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58]/50)*[.A258]/10" office:value-type="float" office:value="35.2745475721452">
            <text:p>35,27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table:number-columns-repeated="3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59]/50)*[.A259]/10" office:value-type="float" office:value="35.4311550298279">
            <text:p>35,43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0]/50)*[.A260]/10" office:value-type="float" office:value="35.5877678079545">
            <text:p>35,59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1]/50)*[.A261]/10" office:value-type="float" office:value="35.7443858274722">
            <text:p>35,74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2]/50)*[.A262]/10" office:value-type="float" office:value="35.9010090107807">
            <text:p>35,90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3]/50)*[.A263]/10" office:value-type="float" office:value="36.0576372816997">
            <text:p>36,06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4]/50)*[.A264]/10" office:value-type="float" office:value="36.2142705654385">
            <text:p>36,21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5]/50)*[.A265]/10" office:value-type="float" office:value="36.3709087885659">
            <text:p>36,37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6]/50)*[.A266]/10" office:value-type="float" office:value="36.5275518789808">
            <text:p>36,53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7]/50)*[.A267]/10" office:value-type="float" office:value="36.6841997658835">
            <text:p>36,68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8]/50)*[.A268]/10" office:value-type="float" office:value="36.840852379748">
            <text:p>36,84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9]/50)*[.A269]/10" office:value-type="float" office:value="36.9975096522947">
            <text:p>37,00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70]/50)*[.A270]/10" office:value-type="float" office:value="37.1541715164637">
            <text:p>37,15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71]/50)*[.A271]/10" office:value-type="float" office:value="37.3108379063896">
            <text:p>37,31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72]/50)*[.A272]/10" office:value-type="float" office:value="37.4675087573751">
            <text:p>37,47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73]/50)*[.A273]/10" office:value-type="float" office:value="37.6241840058677">
            <text:p>37,62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74]/50)*[.A274]/10" office:value-type="float" office:value="37.7808635894345">
            <text:p>37,78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75]/50)*[.A275]/10" office:value-type="float" office:value="37.9375474467394">
            <text:p>37,94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76]/50)*[.A276]/10" office:value-type="float" office:value="38.0942355175204">
            <text:p>38,09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77]/50)*[.A277]/10" office:value-type="float" office:value="38.2509277425665">
            <text:p>38,25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78]/50)*[.A278]/10" office:value-type="float" office:value="38.4076240636966">
            <text:p>38,41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79]/50)*[.A279]/10" office:value-type="float" office:value="38.5643244237381">
            <text:p>38,56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80]/50)*[.A280]/10" office:value-type="float" office:value="38.7210287665057">
            <text:p>38,72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81]/50)*[.A281]/10" office:value-type="float" office:value="38.8777370367817">
            <text:p>38,88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82]/50)*[.A282]/10" office:value-type="float" office:value="39.0344491802961">
            <text:p>39,03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83]/50)*[.A283]/10" office:value-type="float" office:value="39.1911651437068">
            <text:p>39,19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84]/50)*[.A284]/10" office:value-type="float" office:value="39.3478848745813">
            <text:p>39,35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85]/50)*[.A285]/10" office:value-type="float" office:value="39.5046083213782">
            <text:p>39,50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86]/50)*[.A286]/10" office:value-type="float" office:value="39.6613354334287">
            <text:p>39,66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87]/50)*[.A287]/10" office:value-type="float" office:value="39.8180661609197">
            <text:p>39,82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88]/50)*[.A288]/10" office:value-type="float" office:value="39.9748004548762">
            <text:p>39,97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89]/50)*[.A289]/10" office:value-type="float" office:value="40.1315382671448">
            <text:p>40,13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0]/50)*[.A290]/10" office:value-type="float" office:value="40.2882795503771">
            <text:p>40,29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1]/50)*[.A291]/10" office:value-type="float" office:value="40.4450242580137">
            <text:p>40,45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2]/50)*[.A292]/10" office:value-type="float" office:value="40.6017723442688">
            <text:p>40,60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3]/50)*[.A293]/10" office:value-type="float" office:value="40.7585237641147">
            <text:p>40,76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4]/50)*[.A294]/10" office:value-type="float" office:value="40.9152784732671">
            <text:p>40,92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5]/50)*[.A295]/10" office:value-type="float" office:value="41.0720364281701">
            <text:p>41,07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6]/50)*[.A296]/10" office:value-type="float" office:value="41.2287975859825">
            <text:p>41,23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7]/50)*[.A297]/10" office:value-type="float" office:value="41.3855619045634">
            <text:p>41,39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8]/50)*[.A298]/10" office:value-type="float" office:value="41.5423293424588">
            <text:p>41,54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9]/50)*[.A299]/10" office:value-type="float" office:value="41.6990998588882">
            <text:p>41,70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300]/50)*[.A300]/10" office:value-type="float" office:value="41.8558734137317">
            <text:p>41,86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ooc:=ATAN([.A301]/50)*[.A301]/10" office:value-type="float" office:value="42.0126499675173">
            <text:p>42,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5P0"/>
    </number:currency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2P0"/>
    </number:currency-style>
    <number:date-style style:name="N11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 number:calendar="jewish"/>
      <number:text> </number:text>
      <number:month number:calendar="jewish" number:style="long" number:textual="true"/>
    </number:date-style>
    <number:date-style style:name="N120">
      <number:month number:calendar="jewish" number:style="long" number:textual="true"/>
      <number:text> </number:text>
      <number:day number:calendar="jewish"/>
    </number:date-style>
    <number:date-style style:name="N121">
      <number:month number:calendar="jewish" number:style="long" number:textual="true"/>
      <number:text> </number:text>
      <number:year number:calendar="jewish" number:style="long"/>
    </number:date-style>
    <number:date-style style:name="N122">
      <number:month number:calendar="jewish" number:style="long" number:textual="true"/>
    </number:date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,</number:text>
      <number:seconds number:style="long"/>
    </number:time-style>
    <number:time-style style:name="N150" number:truncate-on-overflow="false">
      <number:hours/>
      <number:text>,</number:text>
      <number:minutes number:style="long"/>
      <number:text>,</number:text>
      <number:seconds number:style="long"/>
    </number:time-style>
    <number:time-style style:name="N151">
      <number:minutes number:style="long"/>
      <number:text>,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6">06/03/2009</text:date>, <text:time>19.56.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3-01T12:46:39</meta:creation-date>
    <dc:date>2009-03-06T19:56:33</dc:date>
    <meta:editing-cycles>8</meta:editing-cycles>
    <meta:editing-duration>PT3H8M57S</meta:editing-duration>
    <meta:user-defined meta:name="Info 1"/>
    <meta:user-defined meta:name="Info 2"/>
    <meta:user-defined meta:name="Info 3"/>
    <meta:user-defined meta:name="Info 4"/>
    <meta:document-statistic meta:table-count="2" meta:cell-count="33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2.614cm" svg:height="7cm" chart:class="chart:scatter" chart:style-name="ch1">
        <chart:legend chart:legend-position="end" svg:x="20.322cm" svg:y="2.844cm" chart:style-name="ch2"/>
        <chart:plot-area chart:style-name="ch3" table:cell-range-address="Anonimo.B38:Anonimo.B53 Anonimo.D38:Anonimo.D53 'simulazione pre 3_3'.B2:'simulazione pre 3_3'.B301 'simulazione pre 3_3'.J2:'simulazione pre 3_3'.J301" chart:data-source-has-labels="column" svg:x="0.452cm" svg:y="0.14cm" svg:width="19.418cm" svg:height="6.579cm">
          <chart:axis chart:dimension="x" chart:name="primary-x" chart:style-name="ch4">
            <chart:categories table:cell-range-address="Anonimo.B38:Anonimo.B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onimo.B38:Anonimo.B53" chart:class="chart:scatter">
            <chart:domain table:cell-range-address="Anonimo.D38:Anonimo.D53"/>
            <chart:data-point chart:repeated="16"/>
          </chart:series>
          <chart:series chart:style-name="ch8" chart:values-cell-range-address="'simulazione pre 3_3'.B2:'simulazione pre 3_3'.B301" chart:class="chart:scatter">
            <chart:domain table:cell-range-address="'simulazione pre 3_3'.A2:'simulazione pre 3_3'.A301"/>
            <chart:data-point chart:repeated="300"/>
          </chart:series>
          <chart:series chart:style-name="ch9" chart:values-cell-range-address="'simulazione pre 3_3'.J2:'simulazione pre 3_3'.J301" chart:class="chart:scatter">
            <chart:domain table:cell-range-address="'simulazione pre 3_3'.A2:'simulazione pre 3_3'.A301"/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4,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,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0199973339731505">
                <text:p>0.00199973339731505</text:p>
              </table:table-cell>
            </table:table-row>
            <table:table-row>
              <table:table-cell office:value-type="string">
                <text:p>6,0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799573742465801">
                <text:p>0.00799573742465801</text:p>
              </table:table-cell>
            </table:table-row>
            <table:table-row>
              <table:table-cell office:value-type="string">
                <text:p>7,0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179784465363624">
                <text:p>0.0179784465363624</text:p>
              </table:table-cell>
            </table:table-row>
            <table:table-row>
              <table:table-cell office:value-type="string">
                <text:p>8,0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319319942848949">
                <text:p>0.0319319942848949</text:p>
              </table:table-cell>
            </table:table-row>
            <table:table-row>
              <table:table-cell office:value-type="string">
                <text:p>10,0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49834326245581">
                <text:p>0.049834326245581</text:p>
              </table:table-cell>
            </table:table-row>
            <table:table-row>
              <table:table-cell office:value-type="string">
                <text:p>11,0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716573556110031">
                <text:p>0.0716573556110031</text:p>
              </table:table-cell>
            </table:table-row>
            <table:table-row>
              <table:table-cell office:value-type="string">
                <text:p>12,0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0973671590374499">
                <text:p>0.0973671590374499</text:p>
              </table:table-cell>
            </table:table-row>
            <table:table-row>
              <table:table-cell office:value-type="string">
                <text:p>15,0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126924209749121">
                <text:p>0.126924209749121</text:p>
              </table:table-cell>
            </table:table-row>
            <table:table-row>
              <table:table-cell office:value-type="string">
                <text:p>20,0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160283644408078">
                <text:p>0.160283644408078</text:p>
              </table:table-cell>
            </table:table-row>
            <table:table-row>
              <table:table-cell office:value-type="string">
                <text:p>25,00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197395559849881">
                <text:p>0.197395559849881</text:p>
              </table:table-cell>
            </table:table-row>
            <table:table-row>
              <table:table-cell office:value-type="string">
                <text:p>40,00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238205335473698">
                <text:p>0.238205335473698</text:p>
              </table:table-cell>
            </table:table-row>
            <table:table-row>
              <table:table-cell office:value-type="string">
                <text:p>50,0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282653976865036">
                <text:p>0.282653976865036</text:p>
              </table:table-cell>
            </table:table-row>
            <table:table-row>
              <table:table-cell office:value-type="string">
                <text:p>55,00</text:p>
              </table:table-cell>
              <table:table-cell office:value-type="float" office:value="83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330678476119246">
                <text:p>0.330678476119246</text:p>
              </table:table-cell>
            </table:table-row>
            <table:table-row>
              <table:table-cell office:value-type="string">
                <text:p>60,00</text:p>
              </table:table-cell>
              <table:table-cell office:value-type="float" office:value="104">
                <text:p>104</text:p>
              </table:table-cell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382212184321395">
                <text:p>0.382212184321395</text:p>
              </table:table-cell>
            </table:table-row>
            <table:table-row>
              <table:table-cell office:value-type="string">
                <text:p>70,00</text:p>
              </table:table-cell>
              <table:table-cell office:value-type="float" office:value="209">
                <text:p>209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437185191716801">
                <text:p>0.43718519171680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49552471126793">
                <text:p>0.4955247112679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.557155461526944">
                <text:p>0.55715546152694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.622000045047082">
                <text:p>0.62200004504708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689979318897735">
                <text:p>0.6899793188977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.76101275422473">
                <text:p>0.7610127542247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0.835018782196472">
                <text:p>0.8350187821964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0.911915124086529">
                <text:p>0.91191512408652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991619103653199">
                <text:p>0.99161910365319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.07404794037721">
                <text:p>1.0740479403772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1.15911902250202">
                <text:p>1.159119022502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1.24675015918075">
                <text:p>1.246750159180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1.33685981136469">
                <text:p>1.3368598113646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1.42936730136697">
                <text:p>1.4293673013669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1.52419300129967">
                <text:p>1.5241930012996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1.62125850081175">
                <text:p>1.621258500811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.72048675474962">
                <text:p>1.7204867547496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1.82180221152212">
                <text:p>1.8218022115221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1.92513092307972">
                <text:p>1.925130923079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2.0304006375151">
                <text:p>2.030400637515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.13754087536223">
                <text:p>2.1375408753622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2.24648299071632">
                <text:p>2.2464829907163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2.35716021832003">
                <text:p>2.3571602183200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2.4695077077654">
                <text:p>2.469507707765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2.58346254594929">
                <text:p>2.5834625459492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2.69896376889421">
                <text:p>2.6989637688942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2.81595236401044">
                <text:p>2.8159523640104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2.93437126383014">
                <text:p>2.9343712638301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  <table:table-cell office:value-type="float" office:value="3.05416533219275">
                <text:p>3.054165332192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  <table:table-cell office:value-type="float" office:value="3.17528134380495">
                <text:p>3.1752813438049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3.29766795803928">
                <text:p>3.2976679580392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  <table:table-cell office:value-type="float" office:value="3.42127568777476">
                <text:p>3.4212756877747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3.54605686402171">
                <text:p>3.5460568640217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  <table:table-cell office:value-type="float" office:value="3.67196559701237">
                <text:p>3.6719655970123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3.79895773437942">
                <text:p>3.7989577343794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3.92699081698724">
                <text:p>3.9269908169872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37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4.05602403292573">
                <text:p>4.0560240329257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4.1860181701242">
                <text:p>4.186018170124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4.31693556799378">
                <text:p>4.3169355679937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4.44874006846064">
                <text:p>4.4487400684606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4.58139696670937">
                <text:p>4.5813969667093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4.71487296191669">
                <text:p>4.7148729619166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4.84913610821856">
                <text:p>4.8491361082185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  <table:table-cell office:value-type="float" office:value="58">
                <text:p>58</text:p>
              </table:table-cell>
              <table:table-cell office:value-type="float" office:value="4.98415576612125">
                <text:p>4.9841557661212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43">
                <text:p>43</text:p>
              </table:table-cell>
              <table:table-cell office:value-type="float" office:value="59">
                <text:p>59</text:p>
              </table:table-cell>
              <table:table-cell office:value-type="float" office:value="5.11990255453592">
                <text:p>5.1199025545359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5.25634830358916">
                <text:p>5.256348303589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5.39346600833718">
                <text:p>5.3934660083371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45">
                <text:p>45</text:p>
              </table:table-cell>
              <table:table-cell office:value-type="float" office:value="62">
                <text:p>62</text:p>
              </table:table-cell>
              <table:table-cell office:value-type="float" office:value="5.53122978348882">
                <text:p>5.5312297834888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46">
                <text:p>46</text:p>
              </table:table-cell>
              <table:table-cell office:value-type="float" office:value="63">
                <text:p>63</text:p>
              </table:table-cell>
              <table:table-cell office:value-type="float" office:value="5.66961481922302">
                <text:p>5.669614819223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  <table:table-cell office:value-type="float" office:value="5.80859733816834">
                <text:p>5.8085973381683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5.94815455359684">
                <text:p>5.9481545535968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6.0882646288704">
                <text:p>6.08826462887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67">
                <text:p>67</text:p>
              </table:table-cell>
              <table:table-cell office:value-type="float" office:value="6.22890663816578">
                <text:p>6.2289066381657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6.37006052849403">
                <text:p>6.3700605284940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51">
                <text:p>51</text:p>
              </table:table-cell>
              <table:table-cell office:value-type="float" office:value="69">
                <text:p>69</text:p>
              </table:table-cell>
              <table:table-cell office:value-type="float" office:value="6.51170708302056">
                <text:p>6.5117070830205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6.65382788568453">
                <text:p>6.6538278856845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  <table:table-cell office:value-type="float" office:value="6.79640528710916">
                <text:p>6.796405287109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48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6.93942237178912">
                <text:p>6.9394223717891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  <table:table-cell office:value-type="float" office:value="48">
                <text:p>48</text:p>
              </table:table-cell>
              <table:table-cell office:value-type="float" office:value="73">
                <text:p>73</text:p>
              </table:table-cell>
              <table:table-cell office:value-type="float" office:value="7.08286292653599">
                <text:p>7.0828629265359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49">
                <text:p>49</text:p>
              </table:table-cell>
              <table:table-cell office:value-type="float" office:value="74">
                <text:p>74</text:p>
              </table:table-cell>
              <table:table-cell office:value-type="float" office:value="7.22671141015902">
                <text:p>7.226711410159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7.37095292435497">
                <text:p>7.3709529243549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76">
                <text:p>76</text:p>
              </table:table-cell>
              <table:table-cell office:value-type="float" office:value="7.51557318577809">
                <text:p>7.5155731857780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51">
                <text:p>51</text:p>
              </table:table-cell>
              <table:table-cell office:value-type="float" office:value="77">
                <text:p>77</text:p>
              </table:table-cell>
              <table:table-cell office:value-type="float" office:value="7.66055849925939">
                <text:p>7.6605584992593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52">
                <text:p>52</text:p>
              </table:table-cell>
              <table:table-cell office:value-type="float" office:value="78">
                <text:p>78</text:p>
              </table:table-cell>
              <table:table-cell office:value-type="float" office:value="7.80589573214245">
                <text:p>7.8058957321424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  <table:table-cell office:value-type="float" office:value="52">
                <text:p>52</text:p>
              </table:table-cell>
              <table:table-cell office:value-type="float" office:value="79">
                <text:p>79</text:p>
              </table:table-cell>
              <table:table-cell office:value-type="float" office:value="7.95157228970202">
                <text:p>7.951572289702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3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8.09757609161067">
                <text:p>8.0975760916106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8.24389554941847">
                <text:p>8.2438955494184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54">
                <text:p>54</text:p>
              </table:table-cell>
              <table:table-cell office:value-type="float" office:value="82">
                <text:p>82</text:p>
              </table:table-cell>
              <table:table-cell office:value-type="float" office:value="8.39051954501017">
                <text:p>8.3905195450101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83">
                <text:p>83</text:p>
              </table:table-cell>
              <table:table-cell office:value-type="float" office:value="8.53743741000455">
                <text:p>8.5374374100045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  <table:table-cell office:value-type="float" office:value="8.68463890606075">
                <text:p>8.684638906060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48">
                <text:p>48</text:p>
              </table:table-cell>
              <table:table-cell office:value-type="float" office:value="85">
                <text:p>85</text:p>
              </table:table-cell>
              <table:table-cell office:value-type="float" office:value="8.83211420605677">
                <text:p>8.8321142060567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49">
                <text:p>49</text:p>
              </table:table-cell>
              <table:table-cell office:value-type="float" office:value="86">
                <text:p>86</text:p>
              </table:table-cell>
              <table:table-cell office:value-type="float" office:value="8.97985387610586">
                <text:p>8.9798538761058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  <table:table-cell office:value-type="float" office:value="9.12784885837704">
                <text:p>9.127848858377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9.27609045468705">
                <text:p>9.2760904546870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  <table:table-cell office:value-type="float" office:value="50">
                <text:p>50</text:p>
              </table:table-cell>
              <table:table-cell office:value-type="float" office:value="89">
                <text:p>89</text:p>
              </table:table-cell>
              <table:table-cell office:value-type="float" office:value="9.42457031083135">
                <text:p>9.424570310831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51">
                <text:p>51</text:p>
              </table:table-cell>
              <table:table-cell office:value-type="float" office:value="90">
                <text:p>90</text:p>
              </table:table-cell>
              <table:table-cell office:value-type="float" office:value="9.57328040162304">
                <text:p>9.573280401623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52">
                <text:p>52</text:p>
              </table:table-cell>
              <table:table-cell office:value-type="float" office:value="91">
                <text:p>91</text:p>
              </table:table-cell>
              <table:table-cell office:value-type="float" office:value="9.72221301660942">
                <text:p>9.7222130166094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52">
                <text:p>52</text:p>
              </table:table-cell>
              <table:table-cell office:value-type="float" office:value="92">
                <text:p>92</text:p>
              </table:table-cell>
              <table:table-cell office:value-type="float" office:value="9.87136074643664">
                <text:p>9.8713607464366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53">
                <text:p>53</text:p>
              </table:table-cell>
              <table:table-cell office:value-type="float" office:value="93">
                <text:p>93</text:p>
              </table:table-cell>
              <table:table-cell office:value-type="float" office:value="10.0207164698341">
                <text:p>10.020716469834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53">
                <text:p>53</text:p>
              </table:table-cell>
              <table:table-cell office:value-type="float" office:value="94">
                <text:p>94</text:p>
              </table:table-cell>
              <table:table-cell office:value-type="float" office:value="10.1702733411912">
                <text:p>10.170273341191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54">
                <text:p>54</text:p>
              </table:table-cell>
              <table:table-cell office:value-type="float" office:value="95">
                <text:p>95</text:p>
              </table:table-cell>
              <table:table-cell office:value-type="float" office:value="10.3200247786998">
                <text:p>10.320024778699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54">
                <text:p>54</text:p>
              </table:table-cell>
              <table:table-cell office:value-type="float" office:value="96">
                <text:p>96</text:p>
              </table:table-cell>
              <table:table-cell office:value-type="float" office:value="10.4699644530372">
                <text:p>10.46996445303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55">
                <text:p>55</text:p>
              </table:table-cell>
              <table:table-cell office:value-type="float" office:value="97">
                <text:p>97</text:p>
              </table:table-cell>
              <table:table-cell office:value-type="float" office:value="10.6200862765646">
                <text:p>10.620086276564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56">
                <text:p>56</text:p>
              </table:table-cell>
              <table:table-cell office:value-type="float" office:value="98">
                <text:p>98</text:p>
              </table:table-cell>
              <table:table-cell office:value-type="float" office:value="10.7703843930186">
                <text:p>10.770384393018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56">
                <text:p>56</text:p>
              </table:table-cell>
              <table:table-cell office:value-type="float" office:value="99">
                <text:p>99</text:p>
              </table:table-cell>
              <table:table-cell office:value-type="float" office:value="10.9208531676717">
                <text:p>10.920853167671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11.0714871779409">
                <text:p>11.071487177940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57">
                <text:p>57</text:p>
              </table:table-cell>
              <table:table-cell office:value-type="float" office:value="101">
                <text:p>101</text:p>
              </table:table-cell>
              <table:table-cell office:value-type="float" office:value="11.2222812044246">
                <text:p>11.222281204424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58">
                <text:p>58</text:p>
              </table:table-cell>
              <table:table-cell office:value-type="float" office:value="102">
                <text:p>102</text:p>
              </table:table-cell>
              <table:table-cell office:value-type="float" office:value="11.3732302223456">
                <text:p>11.373230222345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3">
                <text:p>103</text:p>
              </table:table-cell>
              <table:table-cell office:value-type="float" office:value="58">
                <text:p>58</text:p>
              </table:table-cell>
              <table:table-cell office:value-type="float" office:value="103">
                <text:p>103</text:p>
              </table:table-cell>
              <table:table-cell office:value-type="float" office:value="11.5243293933838">
                <text:p>11.524329393383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59">
                <text:p>59</text:p>
              </table:table-cell>
              <table:table-cell office:value-type="float" office:value="104">
                <text:p>104</text:p>
              </table:table-cell>
              <table:table-cell office:value-type="float" office:value="11.6755740578787">
                <text:p>11.675574057878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105">
                <text:p>105</text:p>
              </table:table-cell>
              <table:table-cell office:value-type="float" office:value="11.8269597273849">
                <text:p>11.826959727384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35">
                <text:p>35</text:p>
              </table:table-cell>
              <table:table-cell office:value-type="float" office:value="106">
                <text:p>106</text:p>
              </table:table-cell>
              <table:table-cell office:value-type="float" office:value="11.978482077564">
                <text:p>11.97848207756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35">
                <text:p>35</text:p>
              </table:table-cell>
              <table:table-cell office:value-type="float" office:value="107">
                <text:p>107</text:p>
              </table:table-cell>
              <table:table-cell office:value-type="float" office:value="12.1301369413978">
                <text:p>12.130136941397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36">
                <text:p>36</text:p>
              </table:table-cell>
              <table:table-cell office:value-type="float" office:value="108">
                <text:p>108</text:p>
              </table:table-cell>
              <table:table-cell office:value-type="float" office:value="12.2819203027059">
                <text:p>12.281920302705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36">
                <text:p>36</text:p>
              </table:table-cell>
              <table:table-cell office:value-type="float" office:value="109">
                <text:p>109</text:p>
              </table:table-cell>
              <table:table-cell office:value-type="float" office:value="12.4338282899555">
                <text:p>12.433828289955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36">
                <text:p>36</text:p>
              </table:table-cell>
              <table:table-cell office:value-type="float" office:value="110">
                <text:p>110</text:p>
              </table:table-cell>
              <table:table-cell office:value-type="float" office:value="12.5858571703482">
                <text:p>12.585857170348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2.7380033441713">
                <text:p>12.738003344171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37">
                <text:p>37</text:p>
              </table:table-cell>
              <table:table-cell office:value-type="float" office:value="112">
                <text:p>112</text:p>
              </table:table-cell>
              <table:table-cell office:value-type="float" office:value="12.8902633394007">
                <text:p>12.890263339400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37">
                <text:p>37</text:p>
              </table:table-cell>
              <table:table-cell office:value-type="float" office:value="113">
                <text:p>113</text:p>
              </table:table-cell>
              <table:table-cell office:value-type="float" office:value="13.0426338065441">
                <text:p>13.042633806544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38">
                <text:p>38</text:p>
              </table:table-cell>
              <table:table-cell office:value-type="float" office:value="114">
                <text:p>114</text:p>
              </table:table-cell>
              <table:table-cell office:value-type="float" office:value="13.1951115137135">
                <text:p>13.19511151371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38">
                <text:p>38</text:p>
              </table:table-cell>
              <table:table-cell office:value-type="float" office:value="115">
                <text:p>115</text:p>
              </table:table-cell>
              <table:table-cell office:value-type="float" office:value="13.3476933419142">
                <text:p>13.347693341914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13.5003762805431">
                <text:p>13.500376280543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39">
                <text:p>39</text:p>
              </table:table-cell>
              <table:table-cell office:value-type="float" office:value="117">
                <text:p>117</text:p>
              </table:table-cell>
              <table:table-cell office:value-type="float" office:value="13.653157423084">
                <text:p>13.65315742308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39">
                <text:p>39</text:p>
              </table:table-cell>
              <table:table-cell office:value-type="float" office:value="118">
                <text:p>118</text:p>
              </table:table-cell>
              <table:table-cell office:value-type="float" office:value="13.806033962992">
                <text:p>13.80603396299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39">
                <text:p>39</text:p>
              </table:table-cell>
              <table:table-cell office:value-type="float" office:value="119">
                <text:p>119</text:p>
              </table:table-cell>
              <table:table-cell office:value-type="float" office:value="13.9590031897575">
                <text:p>13.95900318975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14.1120624851416">
                <text:p>14.11206248514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40">
                <text:p>40</text:p>
              </table:table-cell>
              <table:table-cell office:value-type="float" office:value="121">
                <text:p>121</text:p>
              </table:table-cell>
              <table:table-cell office:value-type="float" office:value="14.2652093195753">
                <text:p>14.265209319575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4.4184412487139">
                <text:p>14.418441248713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41">
                <text:p>41</text:p>
              </table:table-cell>
              <table:table-cell office:value-type="float" office:value="123">
                <text:p>123</text:p>
              </table:table-cell>
              <table:table-cell office:value-type="float" office:value="14.5717559101403">
                <text:p>14.571755910140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41">
                <text:p>41</text:p>
              </table:table-cell>
              <table:table-cell office:value-type="float" office:value="124">
                <text:p>124</text:p>
              </table:table-cell>
              <table:table-cell office:value-type="float" office:value="14.7251510202102">
                <text:p>14.72515102021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41">
                <text:p>41</text:p>
              </table:table-cell>
              <table:table-cell office:value-type="float" office:value="125">
                <text:p>125</text:p>
              </table:table-cell>
              <table:table-cell office:value-type="float" office:value="14.8786243710316">
                <text:p>14.87862437103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42">
                <text:p>42</text:p>
              </table:table-cell>
              <table:table-cell office:value-type="float" office:value="126">
                <text:p>126</text:p>
              </table:table-cell>
              <table:table-cell office:value-type="float" office:value="15.0321738275739">
                <text:p>15.032173827573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42">
                <text:p>42</text:p>
              </table:table-cell>
              <table:table-cell office:value-type="float" office:value="127">
                <text:p>127</text:p>
              </table:table-cell>
              <table:table-cell office:value-type="float" office:value="15.1857973248994">
                <text:p>15.185797324899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42">
                <text:p>42</text:p>
              </table:table-cell>
              <table:table-cell office:value-type="float" office:value="128">
                <text:p>128</text:p>
              </table:table-cell>
              <table:table-cell office:value-type="float" office:value="15.3394928655122">
                <text:p>15.339492865512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43">
                <text:p>43</text:p>
              </table:table-cell>
              <table:table-cell office:value-type="float" office:value="129">
                <text:p>129</text:p>
              </table:table-cell>
              <table:table-cell office:value-type="float" office:value="15.4932585168191">
                <text:p>15.493258516819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43">
                <text:p>43</text:p>
              </table:table-cell>
              <table:table-cell office:value-type="float" office:value="130">
                <text:p>130</text:p>
              </table:table-cell>
              <table:table-cell office:value-type="float" office:value="15.6470924086968">
                <text:p>15.64709240869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43">
                <text:p>43</text:p>
              </table:table-cell>
              <table:table-cell office:value-type="float" office:value="131">
                <text:p>131</text:p>
              </table:table-cell>
              <table:table-cell office:value-type="float" office:value="15.8009927311616">
                <text:p>15.80099273116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  <table:table-cell office:value-type="float" office:value="44">
                <text:p>44</text:p>
              </table:table-cell>
              <table:table-cell office:value-type="float" office:value="132">
                <text:p>132</text:p>
              </table:table-cell>
              <table:table-cell office:value-type="float" office:value="15.9549577321354">
                <text:p>15.954957732135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3">
                <text:p>133</text:p>
              </table:table-cell>
              <table:table-cell office:value-type="float" office:value="44">
                <text:p>44</text:p>
              </table:table-cell>
              <table:table-cell office:value-type="float" office:value="133">
                <text:p>133</text:p>
              </table:table-cell>
              <table:table-cell office:value-type="float" office:value="16.1089857153057">
                <text:p>16.108985715305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44">
                <text:p>44</text:p>
              </table:table-cell>
              <table:table-cell office:value-type="float" office:value="134">
                <text:p>134</text:p>
              </table:table-cell>
              <table:table-cell office:value-type="float" office:value="16.263075038073">
                <text:p>16.26307503807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16.4172241095834">
                <text:p>16.417224109583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16.5714313888423">
                <text:p>16.571431388842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45">
                <text:p>45</text:p>
              </table:table-cell>
              <table:table-cell office:value-type="float" office:value="137">
                <text:p>137</text:p>
              </table:table-cell>
              <table:table-cell office:value-type="float" office:value="16.7256953829043">
                <text:p>16.725695382904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46">
                <text:p>46</text:p>
              </table:table-cell>
              <table:table-cell office:value-type="float" office:value="138">
                <text:p>138</text:p>
              </table:table-cell>
              <table:table-cell office:value-type="float" office:value="16.8800146451381">
                <text:p>16.880014645138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">
                <text:p>139</text:p>
              </table:table-cell>
              <table:table-cell office:value-type="float" office:value="46">
                <text:p>46</text:p>
              </table:table-cell>
              <table:table-cell office:value-type="float" office:value="139">
                <text:p>139</text:p>
              </table:table-cell>
              <table:table-cell office:value-type="float" office:value="17.0343877735605">
                <text:p>17.034387773560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46">
                <text:p>46</text:p>
              </table:table-cell>
              <table:table-cell office:value-type="float" office:value="140">
                <text:p>140</text:p>
              </table:table-cell>
              <table:table-cell office:value-type="float" office:value="17.1888134092387">
                <text:p>17.188813409238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47">
                <text:p>47</text:p>
              </table:table-cell>
              <table:table-cell office:value-type="float" office:value="141">
                <text:p>141</text:p>
              </table:table-cell>
              <table:table-cell office:value-type="float" office:value="17.3432902347564">
                <text:p>17.343290234756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47">
                <text:p>47</text:p>
              </table:table-cell>
              <table:table-cell office:value-type="float" office:value="142">
                <text:p>142</text:p>
              </table:table-cell>
              <table:table-cell office:value-type="float" office:value="17.4978169727416">
                <text:p>17.49781697274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7">
                <text:p>47</text:p>
              </table:table-cell>
              <table:table-cell office:value-type="float" office:value="143">
                <text:p>143</text:p>
              </table:table-cell>
              <table:table-cell office:value-type="float" office:value="17.6523923844531">
                <text:p>17.652392384453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48">
                <text:p>48</text:p>
              </table:table-cell>
              <table:table-cell office:value-type="float" office:value="144">
                <text:p>144</text:p>
              </table:table-cell>
              <table:table-cell office:value-type="float" office:value="17.8070152684233">
                <text:p>17.807015268423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48">
                <text:p>48</text:p>
              </table:table-cell>
              <table:table-cell office:value-type="float" office:value="145">
                <text:p>145</text:p>
              </table:table-cell>
              <table:table-cell office:value-type="float" office:value="17.9616844591542">
                <text:p>17.961684459154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48">
                <text:p>48</text:p>
              </table:table-cell>
              <table:table-cell office:value-type="float" office:value="146">
                <text:p>146</text:p>
              </table:table-cell>
              <table:table-cell office:value-type="float" office:value="18.1163988258658">
                <text:p>18.116398825865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  <table:table-cell office:value-type="float" office:value="49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18.2711572712929">
                <text:p>18.271157271292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49">
                <text:p>49</text:p>
              </table:table-cell>
              <table:table-cell office:value-type="float" office:value="148">
                <text:p>148</text:p>
              </table:table-cell>
              <table:table-cell office:value-type="float" office:value="18.4259587305289">
                <text:p>18.425958730528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  <table:table-cell office:value-type="float" office:value="49">
                <text:p>49</text:p>
              </table:table-cell>
              <table:table-cell office:value-type="float" office:value="149">
                <text:p>149</text:p>
              </table:table-cell>
              <table:table-cell office:value-type="float" office:value="18.5808021699154">
                <text:p>18.580802169915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18.7356865859738">
                <text:p>18.735686585973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151">
                <text:p>151</text:p>
              </table:table-cell>
              <table:table-cell office:value-type="float" office:value="18.890611004379">
                <text:p>18.89061100437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50">
                <text:p>50</text:p>
              </table:table-cell>
              <table:table-cell office:value-type="float" office:value="152">
                <text:p>152</text:p>
              </table:table-cell>
              <table:table-cell office:value-type="float" office:value="19.0455744789721">
                <text:p>19.045574478972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3">
                <text:p>153</text:p>
              </table:table-cell>
              <table:table-cell office:value-type="float" office:value="51">
                <text:p>51</text:p>
              </table:table-cell>
              <table:table-cell office:value-type="float" office:value="153">
                <text:p>153</text:p>
              </table:table-cell>
              <table:table-cell office:value-type="float" office:value="19.2005760908113">
                <text:p>19.200576090811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  <table:table-cell office:value-type="float" office:value="51">
                <text:p>51</text:p>
              </table:table-cell>
              <table:table-cell office:value-type="float" office:value="154">
                <text:p>154</text:p>
              </table:table-cell>
              <table:table-cell office:value-type="float" office:value="19.3556149472587">
                <text:p>19.355614947258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51">
                <text:p>51</text:p>
              </table:table-cell>
              <table:table-cell office:value-type="float" office:value="155">
                <text:p>155</text:p>
              </table:table-cell>
              <table:table-cell office:value-type="float" office:value="19.5106901811016">
                <text:p>19.51069018110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52">
                <text:p>52</text:p>
              </table:table-cell>
              <table:table-cell office:value-type="float" office:value="156">
                <text:p>156</text:p>
              </table:table-cell>
              <table:table-cell office:value-type="float" office:value="19.6658009497078">
                <text:p>19.665800949707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  <table:table-cell office:value-type="float" office:value="52">
                <text:p>52</text:p>
              </table:table-cell>
              <table:table-cell office:value-type="float" office:value="157">
                <text:p>157</text:p>
              </table:table-cell>
              <table:table-cell office:value-type="float" office:value="19.8209464342116">
                <text:p>19.82094643421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52">
                <text:p>52</text:p>
              </table:table-cell>
              <table:table-cell office:value-type="float" office:value="158">
                <text:p>158</text:p>
              </table:table-cell>
              <table:table-cell office:value-type="float" office:value="19.9761258387315">
                <text:p>19.976125838731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  <table:table-cell office:value-type="float" office:value="53">
                <text:p>53</text:p>
              </table:table-cell>
              <table:table-cell office:value-type="float" office:value="159">
                <text:p>159</text:p>
              </table:table-cell>
              <table:table-cell office:value-type="float" office:value="20.1313383896162">
                <text:p>20.131338389616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53">
                <text:p>53</text:p>
              </table:table-cell>
              <table:table-cell office:value-type="float" office:value="160">
                <text:p>160</text:p>
              </table:table-cell>
              <table:table-cell office:value-type="float" office:value="20.2865833347188">
                <text:p>20.286583334718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1">
                <text:p>161</text:p>
              </table:table-cell>
              <table:table-cell office:value-type="float" office:value="53">
                <text:p>53</text:p>
              </table:table-cell>
              <table:table-cell office:value-type="float" office:value="161">
                <text:p>161</text:p>
              </table:table-cell>
              <table:table-cell office:value-type="float" office:value="20.4418599426988">
                <text:p>20.441859942698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54">
                <text:p>54</text:p>
              </table:table-cell>
              <table:table-cell office:value-type="float" office:value="162">
                <text:p>162</text:p>
              </table:table-cell>
              <table:table-cell office:value-type="float" office:value="20.5971675023482">
                <text:p>20.597167502348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3">
                <text:p>163</text:p>
              </table:table-cell>
              <table:table-cell office:value-type="float" office:value="54">
                <text:p>54</text:p>
              </table:table-cell>
              <table:table-cell office:value-type="float" office:value="163">
                <text:p>163</text:p>
              </table:table-cell>
              <table:table-cell office:value-type="float" office:value="20.7525053219441">
                <text:p>20.752505321944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  <table:table-cell office:value-type="float" office:value="54">
                <text:p>54</text:p>
              </table:table-cell>
              <table:table-cell office:value-type="float" office:value="164">
                <text:p>164</text:p>
              </table:table-cell>
              <table:table-cell office:value-type="float" office:value="20.9078727286233">
                <text:p>20.907872728623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5">
                <text:p>165</text:p>
              </table:table-cell>
              <table:table-cell office:value-type="float" office:value="55">
                <text:p>55</text:p>
              </table:table-cell>
              <table:table-cell office:value-type="float" office:value="165">
                <text:p>165</text:p>
              </table:table-cell>
              <table:table-cell office:value-type="float" office:value="21.0632690677812">
                <text:p>21.063269067781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  <table:table-cell office:value-type="float" office:value="55">
                <text:p>55</text:p>
              </table:table-cell>
              <table:table-cell office:value-type="float" office:value="166">
                <text:p>166</text:p>
              </table:table-cell>
              <table:table-cell office:value-type="float" office:value="21.2186937024914">
                <text:p>21.218693702491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">
                <text:p>167</text:p>
              </table:table-cell>
              <table:table-cell office:value-type="float" office:value="55">
                <text:p>55</text:p>
              </table:table-cell>
              <table:table-cell office:value-type="float" office:value="167">
                <text:p>167</text:p>
              </table:table-cell>
              <table:table-cell office:value-type="float" office:value="21.3741460129468">
                <text:p>21.37414601294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56">
                <text:p>56</text:p>
              </table:table-cell>
              <table:table-cell office:value-type="float" office:value="168">
                <text:p>168</text:p>
              </table:table-cell>
              <table:table-cell office:value-type="float" office:value="21.5296253959207">
                <text:p>21.529625395920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9">
                <text:p>169</text:p>
              </table:table-cell>
              <table:table-cell office:value-type="float" office:value="56">
                <text:p>56</text:p>
              </table:table-cell>
              <table:table-cell office:value-type="float" office:value="169">
                <text:p>169</text:p>
              </table:table-cell>
              <table:table-cell office:value-type="float" office:value="21.6851312642469">
                <text:p>21.685131264246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56">
                <text:p>56</text:p>
              </table:table-cell>
              <table:table-cell office:value-type="float" office:value="170">
                <text:p>170</text:p>
              </table:table-cell>
              <table:table-cell office:value-type="float" office:value="21.8406630463188">
                <text:p>21.840663046318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57">
                <text:p>57</text:p>
              </table:table-cell>
              <table:table-cell office:value-type="float" office:value="171">
                <text:p>171</text:p>
              </table:table-cell>
              <table:table-cell office:value-type="float" office:value="21.9962201856063">
                <text:p>21.996220185606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2">
                <text:p>172</text:p>
              </table:table-cell>
              <table:table-cell office:value-type="float" office:value="57">
                <text:p>57</text:p>
              </table:table-cell>
              <table:table-cell office:value-type="float" office:value="172">
                <text:p>172</text:p>
              </table:table-cell>
              <table:table-cell office:value-type="float" office:value="22.1518021401892">
                <text:p>22.151802140189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3">
                <text:p>173</text:p>
              </table:table-cell>
              <table:table-cell office:value-type="float" office:value="57">
                <text:p>57</text:p>
              </table:table-cell>
              <table:table-cell office:value-type="float" office:value="173">
                <text:p>173</text:p>
              </table:table-cell>
              <table:table-cell office:value-type="float" office:value="22.3074083823072">
                <text:p>22.30740838230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  <table:table-cell office:value-type="float" office:value="58">
                <text:p>58</text:p>
              </table:table-cell>
              <table:table-cell office:value-type="float" office:value="174">
                <text:p>174</text:p>
              </table:table-cell>
              <table:table-cell office:value-type="float" office:value="22.4630383979268">
                <text:p>22.46303839792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5">
                <text:p>175</text:p>
              </table:table-cell>
              <table:table-cell office:value-type="float" office:value="58">
                <text:p>58</text:p>
              </table:table-cell>
              <table:table-cell office:value-type="float" office:value="175">
                <text:p>175</text:p>
              </table:table-cell>
              <table:table-cell office:value-type="float" office:value="22.6186916863212">
                <text:p>22.618691686321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58">
                <text:p>58</text:p>
              </table:table-cell>
              <table:table-cell office:value-type="float" office:value="176">
                <text:p>176</text:p>
              </table:table-cell>
              <table:table-cell office:value-type="float" office:value="22.7743677596672">
                <text:p>22.77436775966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59">
                <text:p>59</text:p>
              </table:table-cell>
              <table:table-cell office:value-type="float" office:value="177">
                <text:p>177</text:p>
              </table:table-cell>
              <table:table-cell office:value-type="float" office:value="22.9300661426537">
                <text:p>22.930066142653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59">
                <text:p>59</text:p>
              </table:table-cell>
              <table:table-cell office:value-type="float" office:value="178">
                <text:p>178</text:p>
              </table:table-cell>
              <table:table-cell office:value-type="float" office:value="23.085786372106">
                <text:p>23.08578637210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9">
                <text:p>179</text:p>
              </table:table-cell>
              <table:table-cell office:value-type="float" office:value="59">
                <text:p>59</text:p>
              </table:table-cell>
              <table:table-cell office:value-type="float" office:value="179">
                <text:p>179</text:p>
              </table:table-cell>
              <table:table-cell office:value-type="float" office:value="23.2415279966211">
                <text:p>23.241527996621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  <table:table-cell office:value-type="float" office:value="180">
                <text:p>180</text:p>
              </table:table-cell>
              <table:table-cell office:value-type="float" office:value="23.3972905762166">
                <text:p>23.397290576216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1">
                <text:p>181</text:p>
              </table:table-cell>
              <table:table-cell office:value-type="float" office:value="60">
                <text:p>60</text:p>
              </table:table-cell>
              <table:table-cell office:value-type="float" office:value="181">
                <text:p>181</text:p>
              </table:table-cell>
              <table:table-cell office:value-type="float" office:value="23.553073681991">
                <text:p>23.55307368199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60">
                <text:p>60</text:p>
              </table:table-cell>
              <table:table-cell office:value-type="float" office:value="182">
                <text:p>182</text:p>
              </table:table-cell>
              <table:table-cell office:value-type="float" office:value="23.7088768957963">
                <text:p>23.708876895796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  <table:table-cell office:value-type="float" office:value="61">
                <text:p>61</text:p>
              </table:table-cell>
              <table:table-cell office:value-type="float" office:value="183">
                <text:p>183</text:p>
              </table:table-cell>
              <table:table-cell office:value-type="float" office:value="23.8646998099202">
                <text:p>23.86469980992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61">
                <text:p>61</text:p>
              </table:table-cell>
              <table:table-cell office:value-type="float" office:value="184">
                <text:p>184</text:p>
              </table:table-cell>
              <table:table-cell office:value-type="float" office:value="24.0205420267808">
                <text:p>24.020542026780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61">
                <text:p>61</text:p>
              </table:table-cell>
              <table:table-cell office:value-type="float" office:value="185">
                <text:p>185</text:p>
              </table:table-cell>
              <table:table-cell office:value-type="float" office:value="24.1764031586301">
                <text:p>24.176403158630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6">
                <text:p>186</text:p>
              </table:table-cell>
              <table:table-cell office:value-type="float" office:value="62">
                <text:p>62</text:p>
              </table:table-cell>
              <table:table-cell office:value-type="float" office:value="186">
                <text:p>186</text:p>
              </table:table-cell>
              <table:table-cell office:value-type="float" office:value="24.332282827268">
                <text:p>24.3322828272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  <table:table-cell office:value-type="float" office:value="62">
                <text:p>62</text:p>
              </table:table-cell>
              <table:table-cell office:value-type="float" office:value="187">
                <text:p>187</text:p>
              </table:table-cell>
              <table:table-cell office:value-type="float" office:value="24.4881806637661">
                <text:p>24.488180663766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62">
                <text:p>62</text:p>
              </table:table-cell>
              <table:table-cell office:value-type="float" office:value="188">
                <text:p>188</text:p>
              </table:table-cell>
              <table:table-cell office:value-type="float" office:value="24.6440963081997">
                <text:p>24.644096308199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63">
                <text:p>63</text:p>
              </table:table-cell>
              <table:table-cell office:value-type="float" office:value="189">
                <text:p>189</text:p>
              </table:table-cell>
              <table:table-cell office:value-type="float" office:value="24.8000294093898">
                <text:p>24.800029409389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63">
                <text:p>63</text:p>
              </table:table-cell>
              <table:table-cell office:value-type="float" office:value="190">
                <text:p>190</text:p>
              </table:table-cell>
              <table:table-cell office:value-type="float" office:value="24.9559796246524">
                <text:p>24.955979624652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  <table:table-cell office:value-type="float" office:value="63">
                <text:p>63</text:p>
              </table:table-cell>
              <table:table-cell office:value-type="float" office:value="191">
                <text:p>191</text:p>
              </table:table-cell>
              <table:table-cell office:value-type="float" office:value="25.1119466195571">
                <text:p>25.111946619557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64">
                <text:p>64</text:p>
              </table:table-cell>
              <table:table-cell office:value-type="float" office:value="192">
                <text:p>192</text:p>
              </table:table-cell>
              <table:table-cell office:value-type="float" office:value="25.2679300676928">
                <text:p>25.267930067692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64">
                <text:p>64</text:p>
              </table:table-cell>
              <table:table-cell office:value-type="float" office:value="193">
                <text:p>193</text:p>
              </table:table-cell>
              <table:table-cell office:value-type="float" office:value="25.4239296504415">
                <text:p>25.423929650441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64">
                <text:p>64</text:p>
              </table:table-cell>
              <table:table-cell office:value-type="float" office:value="194">
                <text:p>194</text:p>
              </table:table-cell>
              <table:table-cell office:value-type="float" office:value="25.5799450567585">
                <text:p>25.579945056758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  <table:table-cell office:value-type="float" office:value="65">
                <text:p>65</text:p>
              </table:table-cell>
              <table:table-cell office:value-type="float" office:value="195">
                <text:p>195</text:p>
              </table:table-cell>
              <table:table-cell office:value-type="float" office:value="25.7359759829613">
                <text:p>25.735975982961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65">
                <text:p>65</text:p>
              </table:table-cell>
              <table:table-cell office:value-type="float" office:value="196">
                <text:p>196</text:p>
              </table:table-cell>
              <table:table-cell office:value-type="float" office:value="25.8920221325235">
                <text:p>25.89202213252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65">
                <text:p>65</text:p>
              </table:table-cell>
              <table:table-cell office:value-type="float" office:value="197">
                <text:p>197</text:p>
              </table:table-cell>
              <table:table-cell office:value-type="float" office:value="26.0480832158765">
                <text:p>26.048083215876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  <table:table-cell office:value-type="float" office:value="66">
                <text:p>66</text:p>
              </table:table-cell>
              <table:table-cell office:value-type="float" office:value="198">
                <text:p>198</text:p>
              </table:table-cell>
              <table:table-cell office:value-type="float" office:value="26.2041589502169">
                <text:p>26.204158950216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66">
                <text:p>66</text:p>
              </table:table-cell>
              <table:table-cell office:value-type="float" office:value="199">
                <text:p>199</text:p>
              </table:table-cell>
              <table:table-cell office:value-type="float" office:value="26.3602490593202">
                <text:p>26.36024905932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66">
                <text:p>66</text:p>
              </table:table-cell>
              <table:table-cell office:value-type="float" office:value="200">
                <text:p>200</text:p>
              </table:table-cell>
              <table:table-cell office:value-type="float" office:value="26.5163532733607">
                <text:p>26.516353273360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  <table:table-cell office:value-type="float" office:value="67">
                <text:p>67</text:p>
              </table:table-cell>
              <table:table-cell office:value-type="float" office:value="201">
                <text:p>201</text:p>
              </table:table-cell>
              <table:table-cell office:value-type="float" office:value="26.672471328736">
                <text:p>26.67247132873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  <table:table-cell office:value-type="float" office:value="67">
                <text:p>67</text:p>
              </table:table-cell>
              <table:table-cell office:value-type="float" office:value="202">
                <text:p>202</text:p>
              </table:table-cell>
              <table:table-cell office:value-type="float" office:value="26.8286029678986">
                <text:p>26.828602967898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3">
                <text:p>203</text:p>
              </table:table-cell>
              <table:table-cell office:value-type="float" office:value="67">
                <text:p>67</text:p>
              </table:table-cell>
              <table:table-cell office:value-type="float" office:value="203">
                <text:p>203</text:p>
              </table:table-cell>
              <table:table-cell office:value-type="float" office:value="26.9847479391911">
                <text:p>26.984747939191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68">
                <text:p>68</text:p>
              </table:table-cell>
              <table:table-cell office:value-type="float" office:value="204">
                <text:p>204</text:p>
              </table:table-cell>
              <table:table-cell office:value-type="float" office:value="27.1409059966878">
                <text:p>27.140905996687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68">
                <text:p>68</text:p>
              </table:table-cell>
              <table:table-cell office:value-type="float" office:value="205">
                <text:p>205</text:p>
              </table:table-cell>
              <table:table-cell office:value-type="float" office:value="27.2970769000403">
                <text:p>27.297076900040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  <table:table-cell office:value-type="float" office:value="68">
                <text:p>68</text:p>
              </table:table-cell>
              <table:table-cell office:value-type="float" office:value="206">
                <text:p>206</text:p>
              </table:table-cell>
              <table:table-cell office:value-type="float" office:value="27.4532604143286">
                <text:p>27.453260414328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  <table:table-cell office:value-type="float" office:value="69">
                <text:p>69</text:p>
              </table:table-cell>
              <table:table-cell office:value-type="float" office:value="207">
                <text:p>207</text:p>
              </table:table-cell>
              <table:table-cell office:value-type="float" office:value="27.6094563099162">
                <text:p>27.609456309916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8">
                <text:p>208</text:p>
              </table:table-cell>
              <table:table-cell office:value-type="float" office:value="69">
                <text:p>69</text:p>
              </table:table-cell>
              <table:table-cell office:value-type="float" office:value="208">
                <text:p>208</text:p>
              </table:table-cell>
              <table:table-cell office:value-type="float" office:value="27.7656643623096">
                <text:p>27.765664362309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9">
                <text:p>209</text:p>
              </table:table-cell>
              <table:table-cell office:value-type="float" office:value="69">
                <text:p>69</text:p>
              </table:table-cell>
              <table:table-cell office:value-type="float" office:value="209">
                <text:p>209</text:p>
              </table:table-cell>
              <table:table-cell office:value-type="float" office:value="27.9218843520231">
                <text:p>27.921884352023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70">
                <text:p>70</text:p>
              </table:table-cell>
              <table:table-cell office:value-type="float" office:value="210">
                <text:p>210</text:p>
              </table:table-cell>
              <table:table-cell office:value-type="float" office:value="28.0781160644459">
                <text:p>28.078116064445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1">
                <text:p>211</text:p>
              </table:table-cell>
              <table:table-cell office:value-type="float" office:value="70">
                <text:p>70</text:p>
              </table:table-cell>
              <table:table-cell office:value-type="float" office:value="211">
                <text:p>211</text:p>
              </table:table-cell>
              <table:table-cell office:value-type="float" office:value="28.2343592897151">
                <text:p>28.234359289715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70">
                <text:p>70</text:p>
              </table:table-cell>
              <table:table-cell office:value-type="float" office:value="212">
                <text:p>212</text:p>
              </table:table-cell>
              <table:table-cell office:value-type="float" office:value="28.390613822591">
                <text:p>28.39061382259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71">
                <text:p>71</text:p>
              </table:table-cell>
              <table:table-cell office:value-type="float" office:value="213">
                <text:p>213</text:p>
              </table:table-cell>
              <table:table-cell office:value-type="float" office:value="28.5468794623374">
                <text:p>28.546879462337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  <table:table-cell office:value-type="float" office:value="71">
                <text:p>71</text:p>
              </table:table-cell>
              <table:table-cell office:value-type="float" office:value="214">
                <text:p>214</text:p>
              </table:table-cell>
              <table:table-cell office:value-type="float" office:value="28.7031560126044">
                <text:p>28.703156012604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5">
                <text:p>215</text:p>
              </table:table-cell>
              <table:table-cell office:value-type="float" office:value="71">
                <text:p>71</text:p>
              </table:table-cell>
              <table:table-cell office:value-type="float" office:value="215">
                <text:p>215</text:p>
              </table:table-cell>
              <table:table-cell office:value-type="float" office:value="28.8594432813152">
                <text:p>28.859443281315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72">
                <text:p>72</text:p>
              </table:table-cell>
              <table:table-cell office:value-type="float" office:value="216">
                <text:p>216</text:p>
              </table:table-cell>
              <table:table-cell office:value-type="float" office:value="29.0157410805567">
                <text:p>29.015741080556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7">
                <text:p>217</text:p>
              </table:table-cell>
              <table:table-cell office:value-type="float" office:value="72">
                <text:p>72</text:p>
              </table:table-cell>
              <table:table-cell office:value-type="float" office:value="217">
                <text:p>217</text:p>
              </table:table-cell>
              <table:table-cell office:value-type="float" office:value="29.1720492264721">
                <text:p>29.172049226472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72">
                <text:p>72</text:p>
              </table:table-cell>
              <table:table-cell office:value-type="float" office:value="218">
                <text:p>218</text:p>
              </table:table-cell>
              <table:table-cell office:value-type="float" office:value="29.328367539158">
                <text:p>29.32836753915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73">
                <text:p>73</text:p>
              </table:table-cell>
              <table:table-cell office:value-type="float" office:value="219">
                <text:p>219</text:p>
              </table:table-cell>
              <table:table-cell office:value-type="float" office:value="29.4846958425638">
                <text:p>29.484695842563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73">
                <text:p>73</text:p>
              </table:table-cell>
              <table:table-cell office:value-type="float" office:value="220">
                <text:p>220</text:p>
              </table:table-cell>
              <table:table-cell office:value-type="float" office:value="29.6410339643938">
                <text:p>29.641033964393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73">
                <text:p>73</text:p>
              </table:table-cell>
              <table:table-cell office:value-type="float" office:value="221">
                <text:p>221</text:p>
              </table:table-cell>
              <table:table-cell office:value-type="float" office:value="29.797381736013">
                <text:p>29.79738173601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74">
                <text:p>74</text:p>
              </table:table-cell>
              <table:table-cell office:value-type="float" office:value="222">
                <text:p>222</text:p>
              </table:table-cell>
              <table:table-cell office:value-type="float" office:value="29.9537389923549">
                <text:p>29.953738992354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  <table:table-cell office:value-type="float" office:value="74">
                <text:p>74</text:p>
              </table:table-cell>
              <table:table-cell office:value-type="float" office:value="223">
                <text:p>223</text:p>
              </table:table-cell>
              <table:table-cell office:value-type="float" office:value="30.1101055718321">
                <text:p>30.110105571832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74">
                <text:p>74</text:p>
              </table:table-cell>
              <table:table-cell office:value-type="float" office:value="224">
                <text:p>224</text:p>
              </table:table-cell>
              <table:table-cell office:value-type="float" office:value="30.2664813162498">
                <text:p>30.266481316249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75">
                <text:p>75</text:p>
              </table:table-cell>
              <table:table-cell office:value-type="float" office:value="225">
                <text:p>225</text:p>
              </table:table-cell>
              <table:table-cell office:value-type="float" office:value="30.4228660707215">
                <text:p>30.422866070721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6">
                <text:p>226</text:p>
              </table:table-cell>
              <table:table-cell office:value-type="float" office:value="75">
                <text:p>75</text:p>
              </table:table-cell>
              <table:table-cell office:value-type="float" office:value="226">
                <text:p>226</text:p>
              </table:table-cell>
              <table:table-cell office:value-type="float" office:value="30.5792596835868">
                <text:p>30.57925968358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7">
                <text:p>227</text:p>
              </table:table-cell>
              <table:table-cell office:value-type="float" office:value="75">
                <text:p>75</text:p>
              </table:table-cell>
              <table:table-cell office:value-type="float" office:value="227">
                <text:p>227</text:p>
              </table:table-cell>
              <table:table-cell office:value-type="float" office:value="30.7356620063325">
                <text:p>30.735662006332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76">
                <text:p>76</text:p>
              </table:table-cell>
              <table:table-cell office:value-type="float" office:value="228">
                <text:p>228</text:p>
              </table:table-cell>
              <table:table-cell office:value-type="float" office:value="30.8920728935149">
                <text:p>30.892072893514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76">
                <text:p>76</text:p>
              </table:table-cell>
              <table:table-cell office:value-type="float" office:value="229">
                <text:p>229</text:p>
              </table:table-cell>
              <table:table-cell office:value-type="float" office:value="31.0484922026849">
                <text:p>31.048492202684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76">
                <text:p>76</text:p>
              </table:table-cell>
              <table:table-cell office:value-type="float" office:value="230">
                <text:p>230</text:p>
              </table:table-cell>
              <table:table-cell office:value-type="float" office:value="31.2049197943147">
                <text:p>31.204919794314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77">
                <text:p>77</text:p>
              </table:table-cell>
              <table:table-cell office:value-type="float" office:value="231">
                <text:p>231</text:p>
              </table:table-cell>
              <table:table-cell office:value-type="float" office:value="31.3613555317276">
                <text:p>31.361355531727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77">
                <text:p>77</text:p>
              </table:table-cell>
              <table:table-cell office:value-type="float" office:value="232">
                <text:p>232</text:p>
              </table:table-cell>
              <table:table-cell office:value-type="float" office:value="31.5177992810283">
                <text:p>31.517799281028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77">
                <text:p>77</text:p>
              </table:table-cell>
              <table:table-cell office:value-type="float" office:value="233">
                <text:p>233</text:p>
              </table:table-cell>
              <table:table-cell office:value-type="float" office:value="31.6742509110362">
                <text:p>31.674250911036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78">
                <text:p>78</text:p>
              </table:table-cell>
              <table:table-cell office:value-type="float" office:value="234">
                <text:p>234</text:p>
              </table:table-cell>
              <table:table-cell office:value-type="float" office:value="31.8307102932204">
                <text:p>31.83071029322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235">
                <text:p>235</text:p>
              </table:table-cell>
              <table:table-cell office:value-type="float" office:value="31.9871773016361">
                <text:p>31.987177301636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78">
                <text:p>78</text:p>
              </table:table-cell>
              <table:table-cell office:value-type="float" office:value="236">
                <text:p>236</text:p>
              </table:table-cell>
              <table:table-cell office:value-type="float" office:value="32.1436518128628">
                <text:p>32.143651812862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79">
                <text:p>79</text:p>
              </table:table-cell>
              <table:table-cell office:value-type="float" office:value="237">
                <text:p>237</text:p>
              </table:table-cell>
              <table:table-cell office:value-type="float" office:value="32.300133705945">
                <text:p>32.30013370594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">
                <text:p>238</text:p>
              </table:table-cell>
              <table:table-cell office:value-type="float" office:value="79">
                <text:p>79</text:p>
              </table:table-cell>
              <table:table-cell office:value-type="float" office:value="238">
                <text:p>238</text:p>
              </table:table-cell>
              <table:table-cell office:value-type="float" office:value="32.4566228623332">
                <text:p>32.456622862333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79">
                <text:p>79</text:p>
              </table:table-cell>
              <table:table-cell office:value-type="float" office:value="239">
                <text:p>239</text:p>
              </table:table-cell>
              <table:table-cell office:value-type="float" office:value="32.6131191658277">
                <text:p>32.613119165827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0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32.7696225025231">
                <text:p>32.769622502523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">
                <text:p>241</text:p>
              </table:table-cell>
              <table:table-cell office:value-type="float" office:value="80">
                <text:p>80</text:p>
              </table:table-cell>
              <table:table-cell office:value-type="float" office:value="241">
                <text:p>241</text:p>
              </table:table-cell>
              <table:table-cell office:value-type="float" office:value="32.9261327607549">
                <text:p>32.926132760754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80">
                <text:p>80</text:p>
              </table:table-cell>
              <table:table-cell office:value-type="float" office:value="242">
                <text:p>242</text:p>
              </table:table-cell>
              <table:table-cell office:value-type="float" office:value="33.0826498310472">
                <text:p>33.08264983104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">
                <text:p>243</text:p>
              </table:table-cell>
              <table:table-cell office:value-type="float" office:value="81">
                <text:p>81</text:p>
              </table:table-cell>
              <table:table-cell office:value-type="float" office:value="243">
                <text:p>243</text:p>
              </table:table-cell>
              <table:table-cell office:value-type="float" office:value="33.2391736060615">
                <text:p>33.239173606061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81">
                <text:p>81</text:p>
              </table:table-cell>
              <table:table-cell office:value-type="float" office:value="244">
                <text:p>244</text:p>
              </table:table-cell>
              <table:table-cell office:value-type="float" office:value="33.3957039805478">
                <text:p>33.395703980547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81">
                <text:p>81</text:p>
              </table:table-cell>
              <table:table-cell office:value-type="float" office:value="245">
                <text:p>245</text:p>
              </table:table-cell>
              <table:table-cell office:value-type="float" office:value="33.5522408512963">
                <text:p>33.552240851296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82">
                <text:p>82</text:p>
              </table:table-cell>
              <table:table-cell office:value-type="float" office:value="246">
                <text:p>246</text:p>
              </table:table-cell>
              <table:table-cell office:value-type="float" office:value="33.7087841170901">
                <text:p>33.708784117090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82">
                <text:p>82</text:p>
              </table:table-cell>
              <table:table-cell office:value-type="float" office:value="247">
                <text:p>247</text:p>
              </table:table-cell>
              <table:table-cell office:value-type="float" office:value="33.8653336786601">
                <text:p>33.865333678660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82">
                <text:p>82</text:p>
              </table:table-cell>
              <table:table-cell office:value-type="float" office:value="248">
                <text:p>248</text:p>
              </table:table-cell>
              <table:table-cell office:value-type="float" office:value="34.0218894386404">
                <text:p>34.02188943864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83">
                <text:p>83</text:p>
              </table:table-cell>
              <table:table-cell office:value-type="float" office:value="249">
                <text:p>249</text:p>
              </table:table-cell>
              <table:table-cell office:value-type="float" office:value="34.1784513015249">
                <text:p>34.178451301524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83">
                <text:p>83</text:p>
              </table:table-cell>
              <table:table-cell office:value-type="float" office:value="250">
                <text:p>250</text:p>
              </table:table-cell>
              <table:table-cell office:value-type="float" office:value="34.3350191736254">
                <text:p>34.335019173625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">
                <text:p>251</text:p>
              </table:table-cell>
              <table:table-cell office:value-type="float" office:value="83">
                <text:p>83</text:p>
              </table:table-cell>
              <table:table-cell office:value-type="float" office:value="251">
                <text:p>251</text:p>
              </table:table-cell>
              <table:table-cell office:value-type="float" office:value="34.4915929630304">
                <text:p>34.49159296303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84">
                <text:p>84</text:p>
              </table:table-cell>
              <table:table-cell office:value-type="float" office:value="252">
                <text:p>252</text:p>
              </table:table-cell>
              <table:table-cell office:value-type="float" office:value="34.6481725795652">
                <text:p>34.648172579565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4">
                <text:p>84</text:p>
              </table:table-cell>
              <table:table-cell office:value-type="float" office:value="253">
                <text:p>253</text:p>
              </table:table-cell>
              <table:table-cell office:value-type="float" office:value="34.8047579347529">
                <text:p>34.804757934752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84">
                <text:p>84</text:p>
              </table:table-cell>
              <table:table-cell office:value-type="float" office:value="254">
                <text:p>254</text:p>
              </table:table-cell>
              <table:table-cell office:value-type="float" office:value="34.9613489417769">
                <text:p>34.961348941776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85">
                <text:p>85</text:p>
              </table:table-cell>
              <table:table-cell office:value-type="float" office:value="255">
                <text:p>255</text:p>
              </table:table-cell>
              <table:table-cell office:value-type="float" office:value="35.1179455154433">
                <text:p>35.117945515443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  <table:table-cell office:value-type="float" office:value="35.2745475721452">
                <text:p>35.274547572145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257">
                <text:p>257</text:p>
              </table:table-cell>
              <table:table-cell office:value-type="float" office:value="35.4311550298279">
                <text:p>35.431155029827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  <table:table-cell office:value-type="float" office:value="258">
                <text:p>258</text:p>
              </table:table-cell>
              <table:table-cell office:value-type="float" office:value="35.5877678079545">
                <text:p>35.587767807954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9">
                <text:p>259</text:p>
              </table:table-cell>
              <table:table-cell office:value-type="float" office:value="2">
                <text:p>2</text:p>
              </table:table-cell>
              <table:table-cell office:value-type="float" office:value="259">
                <text:p>259</text:p>
              </table:table-cell>
              <table:table-cell office:value-type="float" office:value="35.7443858274722">
                <text:p>35.744385827472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0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35.9010090107807">
                <text:p>35.901009010780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1">
                <text:p>261</text:p>
              </table:table-cell>
              <table:table-cell office:value-type="float" office:value="3">
                <text:p>3</text:p>
              </table:table-cell>
              <table:table-cell office:value-type="float" office:value="261">
                <text:p>261</text:p>
              </table:table-cell>
              <table:table-cell office:value-type="float" office:value="36.0576372816997">
                <text:p>36.057637281699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2">
                <text:p>262</text:p>
              </table:table-cell>
              <table:table-cell office:value-type="float" office:value="4">
                <text:p>4</text:p>
              </table:table-cell>
              <table:table-cell office:value-type="float" office:value="262">
                <text:p>262</text:p>
              </table:table-cell>
              <table:table-cell office:value-type="float" office:value="36.2142705654385">
                <text:p>36.214270565438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3">
                <text:p>263</text:p>
              </table:table-cell>
              <table:table-cell office:value-type="float" office:value="5">
                <text:p>5</text:p>
              </table:table-cell>
              <table:table-cell office:value-type="float" office:value="263">
                <text:p>263</text:p>
              </table:table-cell>
              <table:table-cell office:value-type="float" office:value="36.3709087885659">
                <text:p>36.370908788565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4">
                <text:p>264</text:p>
              </table:table-cell>
              <table:table-cell office:value-type="float" office:value="5">
                <text:p>5</text:p>
              </table:table-cell>
              <table:table-cell office:value-type="float" office:value="264">
                <text:p>264</text:p>
              </table:table-cell>
              <table:table-cell office:value-type="float" office:value="36.5275518789808">
                <text:p>36.527551878980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5">
                <text:p>265</text:p>
              </table:table-cell>
              <table:table-cell office:value-type="float" office:value="6">
                <text:p>6</text:p>
              </table:table-cell>
              <table:table-cell office:value-type="float" office:value="265">
                <text:p>265</text:p>
              </table:table-cell>
              <table:table-cell office:value-type="float" office:value="36.6841997658835">
                <text:p>36.68419976588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  <table:table-cell office:value-type="float" office:value="7">
                <text:p>7</text:p>
              </table:table-cell>
              <table:table-cell office:value-type="float" office:value="266">
                <text:p>266</text:p>
              </table:table-cell>
              <table:table-cell office:value-type="float" office:value="36.840852379748">
                <text:p>36.84085237974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  <table:table-cell office:value-type="float" office:value="8">
                <text:p>8</text:p>
              </table:table-cell>
              <table:table-cell office:value-type="float" office:value="267">
                <text:p>267</text:p>
              </table:table-cell>
              <table:table-cell office:value-type="float" office:value="36.9975096522947">
                <text:p>36.997509652294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8">
                <text:p>268</text:p>
              </table:table-cell>
              <table:table-cell office:value-type="float" office:value="8">
                <text:p>8</text:p>
              </table:table-cell>
              <table:table-cell office:value-type="float" office:value="268">
                <text:p>268</text:p>
              </table:table-cell>
              <table:table-cell office:value-type="float" office:value="37.1541715164637">
                <text:p>37.154171516463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9">
                <text:p>269</text:p>
              </table:table-cell>
              <table:table-cell office:value-type="float" office:value="9">
                <text:p>9</text:p>
              </table:table-cell>
              <table:table-cell office:value-type="float" office:value="269">
                <text:p>269</text:p>
              </table:table-cell>
              <table:table-cell office:value-type="float" office:value="37.3108379063896">
                <text:p>37.310837906389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  <table:table-cell office:value-type="float" office:value="10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37.4675087573751">
                <text:p>37.467508757375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1">
                <text:p>271</text:p>
              </table:table-cell>
              <table:table-cell office:value-type="float" office:value="11">
                <text:p>11</text:p>
              </table:table-cell>
              <table:table-cell office:value-type="float" office:value="271">
                <text:p>271</text:p>
              </table:table-cell>
              <table:table-cell office:value-type="float" office:value="37.6241840058677">
                <text:p>37.624184005867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  <table:table-cell office:value-type="float" office:value="11">
                <text:p>11</text:p>
              </table:table-cell>
              <table:table-cell office:value-type="float" office:value="272">
                <text:p>272</text:p>
              </table:table-cell>
              <table:table-cell office:value-type="float" office:value="37.7808635894345">
                <text:p>37.780863589434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  <table:table-cell office:value-type="float" office:value="12">
                <text:p>12</text:p>
              </table:table-cell>
              <table:table-cell office:value-type="float" office:value="273">
                <text:p>273</text:p>
              </table:table-cell>
              <table:table-cell office:value-type="float" office:value="37.9375474467394">
                <text:p>37.937547446739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  <table:table-cell office:value-type="float" office:value="13">
                <text:p>13</text:p>
              </table:table-cell>
              <table:table-cell office:value-type="float" office:value="274">
                <text:p>274</text:p>
              </table:table-cell>
              <table:table-cell office:value-type="float" office:value="38.0942355175204">
                <text:p>38.09423551752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5">
                <text:p>275</text:p>
              </table:table-cell>
              <table:table-cell office:value-type="float" office:value="14">
                <text:p>14</text:p>
              </table:table-cell>
              <table:table-cell office:value-type="float" office:value="275">
                <text:p>275</text:p>
              </table:table-cell>
              <table:table-cell office:value-type="float" office:value="38.2509277425665">
                <text:p>38.250927742566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6">
                <text:p>276</text:p>
              </table:table-cell>
              <table:table-cell office:value-type="float" office:value="14">
                <text:p>14</text:p>
              </table:table-cell>
              <table:table-cell office:value-type="float" office:value="276">
                <text:p>276</text:p>
              </table:table-cell>
              <table:table-cell office:value-type="float" office:value="38.4076240636966">
                <text:p>38.407624063696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">
                <text:p>277</text:p>
              </table:table-cell>
              <table:table-cell office:value-type="float" office:value="15">
                <text:p>15</text:p>
              </table:table-cell>
              <table:table-cell office:value-type="float" office:value="277">
                <text:p>277</text:p>
              </table:table-cell>
              <table:table-cell office:value-type="float" office:value="38.5643244237381">
                <text:p>38.564324423738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8">
                <text:p>278</text:p>
              </table:table-cell>
              <table:table-cell office:value-type="float" office:value="16">
                <text:p>16</text:p>
              </table:table-cell>
              <table:table-cell office:value-type="float" office:value="278">
                <text:p>278</text:p>
              </table:table-cell>
              <table:table-cell office:value-type="float" office:value="38.7210287665057">
                <text:p>38.721028766505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9">
                <text:p>279</text:p>
              </table:table-cell>
              <table:table-cell office:value-type="float" office:value="17">
                <text:p>17</text:p>
              </table:table-cell>
              <table:table-cell office:value-type="float" office:value="279">
                <text:p>279</text:p>
              </table:table-cell>
              <table:table-cell office:value-type="float" office:value="38.8777370367817">
                <text:p>38.877737036781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  <table:table-cell office:value-type="float" office:value="17">
                <text:p>17</text:p>
              </table:table-cell>
              <table:table-cell office:value-type="float" office:value="280">
                <text:p>280</text:p>
              </table:table-cell>
              <table:table-cell office:value-type="float" office:value="39.0344491802961">
                <text:p>39.034449180296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1">
                <text:p>281</text:p>
              </table:table-cell>
              <table:table-cell office:value-type="float" office:value="18">
                <text:p>18</text:p>
              </table:table-cell>
              <table:table-cell office:value-type="float" office:value="281">
                <text:p>281</text:p>
              </table:table-cell>
              <table:table-cell office:value-type="float" office:value="39.1911651437068">
                <text:p>39.19116514370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  <table:table-cell office:value-type="float" office:value="19">
                <text:p>19</text:p>
              </table:table-cell>
              <table:table-cell office:value-type="float" office:value="282">
                <text:p>282</text:p>
              </table:table-cell>
              <table:table-cell office:value-type="float" office:value="39.3478848745813">
                <text:p>39.347884874581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3">
                <text:p>283</text:p>
              </table:table-cell>
              <table:table-cell office:value-type="float" office:value="20">
                <text:p>20</text:p>
              </table:table-cell>
              <table:table-cell office:value-type="float" office:value="283">
                <text:p>283</text:p>
              </table:table-cell>
              <table:table-cell office:value-type="float" office:value="39.5046083213782">
                <text:p>39.504608321378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4">
                <text:p>284</text:p>
              </table:table-cell>
              <table:table-cell office:value-type="float" office:value="20">
                <text:p>20</text:p>
              </table:table-cell>
              <table:table-cell office:value-type="float" office:value="284">
                <text:p>284</text:p>
              </table:table-cell>
              <table:table-cell office:value-type="float" office:value="39.6613354334287">
                <text:p>39.661335433428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5">
                <text:p>28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  <table:table-cell office:value-type="float" office:value="39.8180661609197">
                <text:p>39.818066160919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6">
                <text:p>286</text:p>
              </table:table-cell>
              <table:table-cell office:value-type="float" office:value="22">
                <text:p>22</text:p>
              </table:table-cell>
              <table:table-cell office:value-type="float" office:value="286">
                <text:p>286</text:p>
              </table:table-cell>
              <table:table-cell office:value-type="float" office:value="39.9748004548762">
                <text:p>39.974800454876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7">
                <text:p>287</text:p>
              </table:table-cell>
              <table:table-cell office:value-type="float" office:value="22">
                <text:p>22</text:p>
              </table:table-cell>
              <table:table-cell office:value-type="float" office:value="287">
                <text:p>287</text:p>
              </table:table-cell>
              <table:table-cell office:value-type="float" office:value="40.1315382671448">
                <text:p>40.131538267144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8">
                <text:p>288</text:p>
              </table:table-cell>
              <table:table-cell office:value-type="float" office:value="23">
                <text:p>23</text:p>
              </table:table-cell>
              <table:table-cell office:value-type="float" office:value="288">
                <text:p>288</text:p>
              </table:table-cell>
              <table:table-cell office:value-type="float" office:value="40.2882795503771">
                <text:p>40.288279550377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9">
                <text:p>289</text:p>
              </table:table-cell>
              <table:table-cell office:value-type="float" office:value="24">
                <text:p>24</text:p>
              </table:table-cell>
              <table:table-cell office:value-type="float" office:value="289">
                <text:p>289</text:p>
              </table:table-cell>
              <table:table-cell office:value-type="float" office:value="40.4450242580137">
                <text:p>40.445024258013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25">
                <text:p>25</text:p>
              </table:table-cell>
              <table:table-cell office:value-type="float" office:value="290">
                <text:p>290</text:p>
              </table:table-cell>
              <table:table-cell office:value-type="float" office:value="40.6017723442688">
                <text:p>40.601772344268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1">
                <text:p>291</text:p>
              </table:table-cell>
              <table:table-cell office:value-type="float" office:value="25">
                <text:p>25</text:p>
              </table:table-cell>
              <table:table-cell office:value-type="float" office:value="291">
                <text:p>291</text:p>
              </table:table-cell>
              <table:table-cell office:value-type="float" office:value="40.7585237641147">
                <text:p>40.758523764114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2">
                <text:p>292</text:p>
              </table:table-cell>
              <table:table-cell office:value-type="float" office:value="26">
                <text:p>26</text:p>
              </table:table-cell>
              <table:table-cell office:value-type="float" office:value="292">
                <text:p>292</text:p>
              </table:table-cell>
              <table:table-cell office:value-type="float" office:value="40.9152784732671">
                <text:p>40.915278473267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3">
                <text:p>293</text:p>
              </table:table-cell>
              <table:table-cell office:value-type="float" office:value="27">
                <text:p>27</text:p>
              </table:table-cell>
              <table:table-cell office:value-type="float" office:value="293">
                <text:p>293</text:p>
              </table:table-cell>
              <table:table-cell office:value-type="float" office:value="41.0720364281701">
                <text:p>41.072036428170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  <table:table-cell office:value-type="float" office:value="28">
                <text:p>28</text:p>
              </table:table-cell>
              <table:table-cell office:value-type="float" office:value="294">
                <text:p>294</text:p>
              </table:table-cell>
              <table:table-cell office:value-type="float" office:value="41.2287975859825">
                <text:p>41.228797585982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5">
                <text:p>295</text:p>
              </table:table-cell>
              <table:table-cell office:value-type="float" office:value="28">
                <text:p>28</text:p>
              </table:table-cell>
              <table:table-cell office:value-type="float" office:value="295">
                <text:p>295</text:p>
              </table:table-cell>
              <table:table-cell office:value-type="float" office:value="41.3855619045634">
                <text:p>41.385561904563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6">
                <text:p>296</text:p>
              </table:table-cell>
              <table:table-cell office:value-type="float" office:value="29">
                <text:p>29</text:p>
              </table:table-cell>
              <table:table-cell office:value-type="float" office:value="296">
                <text:p>296</text:p>
              </table:table-cell>
              <table:table-cell office:value-type="float" office:value="41.5423293424588">
                <text:p>41.542329342458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7">
                <text:p>297</text:p>
              </table:table-cell>
              <table:table-cell office:value-type="float" office:value="30">
                <text:p>30</text:p>
              </table:table-cell>
              <table:table-cell office:value-type="float" office:value="297">
                <text:p>297</text:p>
              </table:table-cell>
              <table:table-cell office:value-type="float" office:value="41.6990998588882">
                <text:p>41.699099858888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8">
                <text:p>298</text:p>
              </table:table-cell>
              <table:table-cell office:value-type="float" office:value="31">
                <text:p>31</text:p>
              </table:table-cell>
              <table:table-cell office:value-type="float" office:value="298">
                <text:p>298</text:p>
              </table:table-cell>
              <table:table-cell office:value-type="float" office:value="41.8558734137317">
                <text:p>41.855873413731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9">
                <text:p>299</text:p>
              </table:table-cell>
              <table:table-cell office:value-type="float" office:value="31">
                <text:p>31</text:p>
              </table:table-cell>
              <table:table-cell office:value-type="float" office:value="299">
                <text:p>299</text:p>
              </table:table-cell>
              <table:table-cell office:value-type="float" office:value="42.0126499675173">
                <text:p>42.0126499675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